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73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8.5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19.17mm"/>
    </style:style>
    <style:style style:name="co9" style:family="table-column">
      <style:table-column-properties fo:break-before="auto" style:column-width="18.29mm"/>
    </style:style>
    <style:style style:name="co10" style:family="table-column">
      <style:table-column-properties fo:break-before="auto" style:column-width="18.08mm"/>
    </style:style>
    <style:style style:name="co11" style:family="table-column">
      <style:table-column-properties fo:break-before="auto" style:column-width="19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8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dc57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685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dd58a"/>
    </style:style>
    <style:style style:name="ce7" style:family="table-cell" style:parent-style-name="Default" style:data-style-name="N180002">
      <style:table-cell-properties fo:background-color="#fff685"/>
    </style:style>
    <style:style style:name="ce8" style:family="table-cell" style:parent-style-name="Default">
      <style:table-cell-properties fo:background-color="#fdc578"/>
    </style:style>
    <style:style style:name="ce9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ce4e5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EJERCICIO 1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EJERCICIO 1</text:p>
          </table:table-cell>
          <table:covered-table-cell table:style-name="ce1"/>
          <table:covered-table-cell table:number-columns-repeated="3" table:style-name="ce2"/>
          <table:covered-table-cell table:style-name="ce1"/>
          <table:covered-table-cell table:number-columns-repeated="3" table:style-name="ce2"/>
        </table:table-row>
        <table:table-row table:style-name="ro1">
          <table:table-cell table:style-name="ce2" table:number-columns-repeated="9"/>
          <table:table-cell/>
          <table:table-cell table:style-name="ce2" table:number-columns-repeated="9"/>
        </table:table-row>
        <table:table-row table:style-name="ro1">
          <table:table-cell table:style-name="ce3"/>
          <table:table-cell table:style-name="ce3" office:value-type="string" calcext:value-type="string">
            <text:p>Hidde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8"/>
          <table:table-cell table:style-name="ce9" office:value-type="string" calcext:value-type="string" table:number-columns-spanned="4" table:number-rows-spanned="1">
            <text:p>ALPHA 0.2</text:p>
          </table:table-cell>
          <table:covered-table-cell table:number-columns-repeated="3" table:style-name="ce3"/>
          <table:table-cell table:style-name="ce10" office:value-type="string" calcext:value-type="string" table:number-columns-spanned="4" table:number-rows-spanned="1">
            <text:p>ALPHA 0.8</text:p>
          </table:table-cell>
          <table:covered-table-cell table:number-columns-repeated="3" table:style-name="ce12"/>
        </table:table-row>
        <table:table-row table:style-name="ro1"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/>
          <table:table-cell table:style-name="ce3"/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8-5-3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3-5-8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8-5-3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3-5-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.9017980286" calcext:value-type="float">
            <text:p>47,9017980286</text:p>
          </table:table-cell>
          <table:table-cell office:value-type="float" office:value="41.5429694083" calcext:value-type="float">
            <text:p>41,5429694083</text:p>
          </table:table-cell>
          <table:table-cell office:value-type="float" office:value="47.7199106808" calcext:value-type="float">
            <text:p>47,7199106808</text:p>
          </table:table-cell>
          <table:table-cell office:value-type="float" office:value="41.369784044" calcext:value-type="float">
            <text:p>41,369784044</text:p>
          </table:table-cell>
          <table:table-cell office:value-type="float" office:value="47.6648226794" calcext:value-type="float">
            <text:p>47,6648226794</text:p>
          </table:table-cell>
          <table:table-cell office:value-type="float" office:value="41.4789324897" calcext:value-type="float">
            <text:p>41,4789324897</text:p>
          </table:table-cell>
          <table:table-cell office:value-type="float" office:value="46.7917336373" calcext:value-type="float">
            <text:p>46,7917336373</text:p>
          </table:table-cell>
          <table:table-cell table:style-name="ce7" office:value-type="float" office:value="41.4387277584" calcext:value-type="float">
            <text:p>41.44</text:p>
          </table:table-cell>
          <table:table-cell/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.312068907" calcext:value-type="float">
            <text:p>48,312068907</text:p>
          </table:table-cell>
          <table:table-cell office:value-type="float" office:value="41.3761106711" calcext:value-type="float">
            <text:p>41,3761106711</text:p>
          </table:table-cell>
          <table:table-cell office:value-type="float" office:value="47.3011799851" calcext:value-type="float">
            <text:p>47,3011799851</text:p>
          </table:table-cell>
          <table:table-cell office:value-type="float" office:value="40.8469453203" calcext:value-type="float">
            <text:p>40,8469453203</text:p>
          </table:table-cell>
          <table:table-cell office:value-type="float" office:value="47.2463806963" calcext:value-type="float">
            <text:p>47,2463806963</text:p>
          </table:table-cell>
          <table:table-cell office:value-type="float" office:value="40.8066073505" calcext:value-type="float">
            <text:p>40,8066073505</text:p>
          </table:table-cell>
          <table:table-cell office:value-type="float" office:value="47.5621182874" calcext:value-type="float">
            <text:p>47,5621182874</text:p>
          </table:table-cell>
          <table:table-cell office:value-type="float" office:value="40.6192373773" calcext:value-type="float">
            <text:p>40,619237377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47.9655682319" calcext:value-type="float">
            <text:p>47,9655682319</text:p>
          </table:table-cell>
          <table:table-cell table:style-name="ce4" office:value-type="float" office:value="40.177877012" calcext:value-type="float">
            <text:p>40,177877012</text:p>
          </table:table-cell>
          <table:table-cell table:style-name="ce4" office:value-type="float" office:value="46.8851016854" calcext:value-type="float">
            <text:p>46,8851016854</text:p>
          </table:table-cell>
          <table:table-cell table:style-name="ce4" office:value-type="float" office:value="40.1291131996" calcext:value-type="float">
            <text:p>40,1291131996</text:p>
          </table:table-cell>
          <table:table-cell table:style-name="ce4" office:value-type="float" office:value="75.9494992342" calcext:value-type="float">
            <text:p>75,9494992342</text:p>
          </table:table-cell>
          <table:table-cell table:style-name="ce4" office:value-type="float" office:value="44.8839978456" calcext:value-type="float">
            <text:p>44,8839978456</text:p>
          </table:table-cell>
          <table:table-cell table:style-name="ce4" office:value-type="float" office:value="61.6849163719" calcext:value-type="float">
            <text:p>61,6849163719</text:p>
          </table:table-cell>
          <table:table-cell table:style-name="ce4" office:value-type="float" office:value="42.8818896813" calcext:value-type="float">
            <text:p>42,88188968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.7735886172" calcext:value-type="float">
            <text:p>48,7735886172</text:p>
          </table:table-cell>
          <table:table-cell office:value-type="float" office:value="40.8292052734" calcext:value-type="float">
            <text:p>40,8292052734</text:p>
          </table:table-cell>
          <table:table-cell office:value-type="float" office:value="47.4774545663" calcext:value-type="float">
            <text:p>47,4774545663</text:p>
          </table:table-cell>
          <table:table-cell office:value-type="float" office:value="40.8654625684" calcext:value-type="float">
            <text:p>40,8654625684</text:p>
          </table:table-cell>
          <table:table-cell office:value-type="float" office:value="48.9240592339" calcext:value-type="float">
            <text:p>48,9240592339</text:p>
          </table:table-cell>
          <table:table-cell office:value-type="float" office:value="41.4069059398" calcext:value-type="float">
            <text:p>41,4069059398</text:p>
          </table:table-cell>
          <table:table-cell office:value-type="float" office:value="50.1877927957" calcext:value-type="float">
            <text:p>50,1877927957</text:p>
          </table:table-cell>
          <table:table-cell office:value-type="float" office:value="40.6212142514" calcext:value-type="float">
            <text:p>40,6212142514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1.3613836125" calcext:value-type="float">
            <text:p>41,3613836125</text:p>
          </table:table-cell>
          <table:table-cell table:style-name="ce4" office:value-type="float" office:value="39.5391644096" calcext:value-type="float">
            <text:p>39,5391644096</text:p>
          </table:table-cell>
          <table:table-cell table:style-name="ce4" office:value-type="float" office:value="41.3059650706" calcext:value-type="float">
            <text:p>41,3059650706</text:p>
          </table:table-cell>
          <table:table-cell table:style-name="ce4" office:value-type="float" office:value="39.5382301451" calcext:value-type="float">
            <text:p>39,5382301451</text:p>
          </table:table-cell>
          <table:table-cell table:style-name="ce4" office:value-type="float" office:value="53.1593278653" calcext:value-type="float">
            <text:p>53,1593278653</text:p>
          </table:table-cell>
          <table:table-cell table:style-name="ce4" office:value-type="float" office:value="43.2002431164" calcext:value-type="float">
            <text:p>43,2002431164</text:p>
          </table:table-cell>
          <table:table-cell table:style-name="ce4" office:value-type="float" office:value="49.7858626968" calcext:value-type="float">
            <text:p>49,7858626968</text:p>
          </table:table-cell>
          <table:table-cell table:style-name="ce4" office:value-type="float" office:value="42.2721098639" calcext:value-type="float">
            <text:p>42,27210986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.9557250245" calcext:value-type="float">
            <text:p>48,9557250245</text:p>
          </table:table-cell>
          <table:table-cell office:value-type="float" office:value="41.3386820032" calcext:value-type="float">
            <text:p>41,3386820032</text:p>
          </table:table-cell>
          <table:table-cell office:value-type="float" office:value="47.3563335654" calcext:value-type="float">
            <text:p>47,3563335654</text:p>
          </table:table-cell>
          <table:table-cell office:value-type="float" office:value="40.8844332323" calcext:value-type="float">
            <text:p>40,8844332323</text:p>
          </table:table-cell>
          <table:table-cell office:value-type="float" office:value="49.4637953229" calcext:value-type="float">
            <text:p>49,4637953229</text:p>
          </table:table-cell>
          <table:table-cell office:value-type="float" office:value="41.7130037091" calcext:value-type="float">
            <text:p>41,7130037091</text:p>
          </table:table-cell>
          <table:table-cell office:value-type="float" office:value="54.6388462282" calcext:value-type="float">
            <text:p>54,6388462282</text:p>
          </table:table-cell>
          <table:table-cell office:value-type="float" office:value="42.2818887126" calcext:value-type="float">
            <text:p>42,2818887126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5.1083882647" calcext:value-type="float">
            <text:p>35,1083882647</text:p>
          </table:table-cell>
          <table:table-cell table:style-name="ce4" office:value-type="float" office:value="31.0551346843" calcext:value-type="float">
            <text:p>31,0551346843</text:p>
          </table:table-cell>
          <table:table-cell table:style-name="ce4" office:value-type="float" office:value="41.1680002831" calcext:value-type="float">
            <text:p>41,1680002831</text:p>
          </table:table-cell>
          <table:table-cell table:style-name="ce4" office:value-type="float" office:value="39.2698936205" calcext:value-type="float">
            <text:p>39,2698936205</text:p>
          </table:table-cell>
          <table:table-cell table:style-name="ce4" office:value-type="float" office:value="52.6146482672" calcext:value-type="float">
            <text:p>52,6146482672</text:p>
          </table:table-cell>
          <table:table-cell table:style-name="ce4" office:value-type="float" office:value="42.4046295153" calcext:value-type="float">
            <text:p>42,4046295153</text:p>
          </table:table-cell>
          <table:table-cell table:style-name="ce4" office:value-type="float" office:value="48.5269847607" calcext:value-type="float">
            <text:p>48,5269847607</text:p>
          </table:table-cell>
          <table:table-cell table:style-name="ce4" office:value-type="float" office:value="41.8351109547" calcext:value-type="float">
            <text:p>41,83511095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.3206179313" calcext:value-type="float">
            <text:p>52,3206179313</text:p>
          </table:table-cell>
          <table:table-cell office:value-type="float" office:value="40.8881265066" calcext:value-type="float">
            <text:p>40,8881265066</text:p>
          </table:table-cell>
          <table:table-cell office:value-type="float" office:value="47.194620685" calcext:value-type="float">
            <text:p>47,194620685</text:p>
          </table:table-cell>
          <table:table-cell office:value-type="float" office:value="40.8554859372" calcext:value-type="float">
            <text:p>40,8554859372</text:p>
          </table:table-cell>
          <table:table-cell office:value-type="float" office:value="51.361589411" calcext:value-type="float">
            <text:p>51,361589411</text:p>
          </table:table-cell>
          <table:table-cell office:value-type="float" office:value="42.2873547766" calcext:value-type="float">
            <text:p>42,2873547766</text:p>
          </table:table-cell>
          <table:table-cell office:value-type="float" office:value="51.5524866324" calcext:value-type="float">
            <text:p>51,5524866324</text:p>
          </table:table-cell>
          <table:table-cell office:value-type="float" office:value="40.2518352487" calcext:value-type="float">
            <text:p>40,2518352487</text:p>
          </table:table-cell>
          <table:table-cell/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3.4441084953" calcext:value-type="float">
            <text:p>23,4441084953</text:p>
          </table:table-cell>
          <table:table-cell table:style-name="ce4" office:value-type="float" office:value="25.9729948421" calcext:value-type="float">
            <text:p>25,9729948421</text:p>
          </table:table-cell>
          <table:table-cell table:style-name="ce4" office:value-type="float" office:value="41.0615093954" calcext:value-type="float">
            <text:p>41,0615093954</text:p>
          </table:table-cell>
          <table:table-cell table:style-name="ce4" office:value-type="float" office:value="39.5400381472" calcext:value-type="float">
            <text:p>39,5400381472</text:p>
          </table:table-cell>
          <table:table-cell table:style-name="ce4" office:value-type="float" office:value="53.924342967" calcext:value-type="float">
            <text:p>53,924342967</text:p>
          </table:table-cell>
          <table:table-cell table:style-name="ce4" office:value-type="float" office:value="42.9637052752" calcext:value-type="float">
            <text:p>42,9637052752</text:p>
          </table:table-cell>
          <table:table-cell table:style-name="ce4" office:value-type="float" office:value="48.5252291237" calcext:value-type="float">
            <text:p>48,5252291237</text:p>
          </table:table-cell>
          <table:table-cell table:style-name="ce4" office:value-type="float" office:value="41.8343074121" calcext:value-type="float">
            <text:p>41,8343074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8.235677093" calcext:value-type="float">
            <text:p>58,235677093</text:p>
          </table:table-cell>
          <table:table-cell office:value-type="float" office:value="38.1592976735" calcext:value-type="float">
            <text:p>38,1592976735</text:p>
          </table:table-cell>
          <table:table-cell office:value-type="float" office:value="47.0219544087" calcext:value-type="float">
            <text:p>47,0219544087</text:p>
          </table:table-cell>
          <table:table-cell office:value-type="float" office:value="40.9222473696" calcext:value-type="float">
            <text:p>40,9222473696</text:p>
          </table:table-cell>
          <table:table-cell office:value-type="float" office:value="53.660968052" calcext:value-type="float">
            <text:p>53,660968052</text:p>
          </table:table-cell>
          <table:table-cell office:value-type="float" office:value="36.5983758614" calcext:value-type="float">
            <text:p>36,5983758614</text:p>
          </table:table-cell>
          <table:table-cell office:value-type="float" office:value="51.7089022644" calcext:value-type="float">
            <text:p>51,7089022644</text:p>
          </table:table-cell>
          <table:table-cell office:value-type="float" office:value="40.5460392648" calcext:value-type="float">
            <text:p>40,5460392648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21.0699699263" calcext:value-type="float">
            <text:p>21,0699699263</text:p>
          </table:table-cell>
          <table:table-cell table:style-name="ce4" office:value-type="float" office:value="27.1602388009" calcext:value-type="float">
            <text:p>27,1602388009</text:p>
          </table:table-cell>
          <table:table-cell table:style-name="ce4" office:value-type="float" office:value="40.8979334468" calcext:value-type="float">
            <text:p>40,8979334468</text:p>
          </table:table-cell>
          <table:table-cell table:style-name="ce4" office:value-type="float" office:value="39.7904196353" calcext:value-type="float">
            <text:p>39,7904196353</text:p>
          </table:table-cell>
          <table:table-cell table:style-name="ce4" office:value-type="float" office:value="53.8493485721" calcext:value-type="float">
            <text:p>53,8493485721</text:p>
          </table:table-cell>
          <table:table-cell table:style-name="ce4" office:value-type="float" office:value="42.9712606238" calcext:value-type="float">
            <text:p>42,9712606238</text:p>
          </table:table-cell>
          <table:table-cell table:style-name="ce4" office:value-type="float" office:value="48.5246113678" calcext:value-type="float">
            <text:p>48,5246113678</text:p>
          </table:table-cell>
          <table:table-cell table:style-name="ce4" office:value-type="float" office:value="41.8317075789" calcext:value-type="float">
            <text:p>41,831707578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3.0211121107" calcext:value-type="float">
            <text:p>63,0211121107</text:p>
          </table:table-cell>
          <table:table-cell office:value-type="float" office:value="40.7939016614" calcext:value-type="float">
            <text:p>40,7939016614</text:p>
          </table:table-cell>
          <table:table-cell office:value-type="float" office:value="47.1184372251" calcext:value-type="float">
            <text:p>47,1184372251</text:p>
          </table:table-cell>
          <table:table-cell office:value-type="float" office:value="41.0076434619" calcext:value-type="float">
            <text:p>41,0076434619</text:p>
          </table:table-cell>
          <table:table-cell office:value-type="float" office:value="44.2611621454" calcext:value-type="float">
            <text:p>44,2611621454</text:p>
          </table:table-cell>
          <table:table-cell office:value-type="float" office:value="33.5300208344" calcext:value-type="float">
            <text:p>33,5300208344</text:p>
          </table:table-cell>
          <table:table-cell office:value-type="float" office:value="51.4125307515" calcext:value-type="float">
            <text:p>51,4125307515</text:p>
          </table:table-cell>
          <table:table-cell office:value-type="float" office:value="41.0025175839" calcext:value-type="float">
            <text:p>41,0025175839</text:p>
          </table:table-cell>
          <table: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2.7057437585" calcext:value-type="float">
            <text:p>12,7057437585</text:p>
          </table:table-cell>
          <table:table-cell table:style-name="ce4" office:value-type="float" office:value="26.1248724696" calcext:value-type="float">
            <text:p>26,1248724696</text:p>
          </table:table-cell>
          <table:table-cell table:style-name="ce4" office:value-type="float" office:value="40.8349460456" calcext:value-type="float">
            <text:p>40,8349460456</text:p>
          </table:table-cell>
          <table:table-cell table:style-name="ce4" office:value-type="float" office:value="40.0032794444" calcext:value-type="float">
            <text:p>40,0032794444</text:p>
          </table:table-cell>
          <table:table-cell table:style-name="ce4" office:value-type="float" office:value="52.8704427678" calcext:value-type="float">
            <text:p>52,8704427678</text:p>
          </table:table-cell>
          <table:table-cell table:style-name="ce4" office:value-type="float" office:value="43.0309969432" calcext:value-type="float">
            <text:p>43,0309969432</text:p>
          </table:table-cell>
          <table:table-cell table:style-name="ce4" office:value-type="float" office:value="48.5210973398" calcext:value-type="float">
            <text:p>48,5210973398</text:p>
          </table:table-cell>
          <table:table-cell table:style-name="ce4" office:value-type="float" office:value="41.830095914" calcext:value-type="float">
            <text:p>41,8300959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3.959361748" calcext:value-type="float">
            <text:p>63,959361748</text:p>
          </table:table-cell>
          <table:table-cell office:value-type="float" office:value="37.7230871921" calcext:value-type="float">
            <text:p>37,7230871921</text:p>
          </table:table-cell>
          <table:table-cell office:value-type="float" office:value="47.7776383537" calcext:value-type="float">
            <text:p>47,7776383537</text:p>
          </table:table-cell>
          <table:table-cell office:value-type="float" office:value="41.1407331476" calcext:value-type="float">
            <text:p>41,1407331476</text:p>
          </table:table-cell>
          <table:table-cell office:value-type="float" office:value="53.4586419719" calcext:value-type="float">
            <text:p>53,4586419719</text:p>
          </table:table-cell>
          <table:table-cell office:value-type="float" office:value="31.8982042988" calcext:value-type="float">
            <text:p>31,8982042988</text:p>
          </table:table-cell>
          <table:table-cell office:value-type="float" office:value="51.6024126992" calcext:value-type="float">
            <text:p>51,6024126992</text:p>
          </table:table-cell>
          <table:table-cell office:value-type="float" office:value="41.0772115506" calcext:value-type="float">
            <text:p>41,0772115506</text:p>
          </table:table-cell>
          <table:table-cell/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14.892816405" calcext:value-type="float">
            <text:p>14,892816405</text:p>
          </table:table-cell>
          <table:table-cell table:style-name="ce4" office:value-type="float" office:value="22.1911240889" calcext:value-type="float">
            <text:p>22,1911240889</text:p>
          </table:table-cell>
          <table:table-cell table:style-name="ce4" office:value-type="float" office:value="40.6572085199" calcext:value-type="float">
            <text:p>40,6572085199</text:p>
          </table:table-cell>
          <table:table-cell table:style-name="ce4" office:value-type="float" office:value="40.1427865059" calcext:value-type="float">
            <text:p>40,1427865059</text:p>
          </table:table-cell>
          <table:table-cell table:style-name="ce4" office:value-type="float" office:value="49.9886166869" calcext:value-type="float">
            <text:p>49,9886166869</text:p>
          </table:table-cell>
          <table:table-cell table:style-name="ce4" office:value-type="float" office:value="42.5527970788" calcext:value-type="float">
            <text:p>42,5527970788</text:p>
          </table:table-cell>
          <table:table-cell table:style-name="ce4" office:value-type="float" office:value="48.5237998846" calcext:value-type="float">
            <text:p>48,5237998846</text:p>
          </table:table-cell>
          <table:table-cell table:style-name="ce4" office:value-type="float" office:value="41.8288584577" calcext:value-type="float">
            <text:p>41,828858457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2729216845" calcext:value-type="float">
            <text:p>55,2729216845</text:p>
          </table:table-cell>
          <table:table-cell office:value-type="float" office:value="39.1703528052" calcext:value-type="float">
            <text:p>39,1703528052</text:p>
          </table:table-cell>
          <table:table-cell office:value-type="float" office:value="51.3435250249" calcext:value-type="float">
            <text:p>51,3435250249</text:p>
          </table:table-cell>
          <table:table-cell office:value-type="float" office:value="42.1680408964" calcext:value-type="float">
            <text:p>42,1680408964</text:p>
          </table:table-cell>
          <table:table-cell office:value-type="float" office:value="48.3920695604" calcext:value-type="float">
            <text:p>48,3920695604</text:p>
          </table:table-cell>
          <table:table-cell office:value-type="float" office:value="33.9409843509" calcext:value-type="float">
            <text:p>33,9409843509</text:p>
          </table:table-cell>
          <table:table-cell office:value-type="float" office:value="51.5295502164" calcext:value-type="float">
            <text:p>51,5295502164</text:p>
          </table:table-cell>
          <table:table-cell office:value-type="float" office:value="41.2608155597" calcext:value-type="float">
            <text:p>41,2608155597</text:p>
          </table:table-cell>
          <table:table-cell/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15.854741021" calcext:value-type="float">
            <text:p>15,854741021</text:p>
          </table:table-cell>
          <table:table-cell table:style-name="ce4" office:value-type="float" office:value="29.3090865747" calcext:value-type="float">
            <text:p>29,3090865747</text:p>
          </table:table-cell>
          <table:table-cell table:style-name="ce4" office:value-type="float" office:value="39.3590445374" calcext:value-type="float">
            <text:p>39,3590445374</text:p>
          </table:table-cell>
          <table:table-cell table:style-name="ce4" office:value-type="float" office:value="39.8930389926" calcext:value-type="float">
            <text:p>39,8930389926</text:p>
          </table:table-cell>
          <table:table-cell table:style-name="ce4" office:value-type="float" office:value="49.9747987554" calcext:value-type="float">
            <text:p>49,9747987554</text:p>
          </table:table-cell>
          <table:table-cell table:style-name="ce4" office:value-type="float" office:value="42.5622559253" calcext:value-type="float">
            <text:p>42,5622559253</text:p>
          </table:table-cell>
          <table:table-cell table:style-name="ce4" office:value-type="float" office:value="48.5262207257" calcext:value-type="float">
            <text:p>48,5262207257</text:p>
          </table:table-cell>
          <table:table-cell table:style-name="ce4" office:value-type="float" office:value="41.8200496387" calcext:value-type="float">
            <text:p>41,82004963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2.9689282826" calcext:value-type="float">
            <text:p>62,9689282826</text:p>
          </table:table-cell>
          <table:table-cell office:value-type="float" office:value="35.4916401871" calcext:value-type="float">
            <text:p>35,4916401871</text:p>
          </table:table-cell>
          <table:table-cell office:value-type="float" office:value="50.5415530832" calcext:value-type="float">
            <text:p>50,5415530832</text:p>
          </table:table-cell>
          <table:table-cell office:value-type="float" office:value="39.4600849825" calcext:value-type="float">
            <text:p>39,4600849825</text:p>
          </table:table-cell>
          <table:table-cell office:value-type="float" office:value="48.7373203879" calcext:value-type="float">
            <text:p>48,7373203879</text:p>
          </table:table-cell>
          <table:table-cell office:value-type="float" office:value="32.3267474048" calcext:value-type="float">
            <text:p>32,3267474048</text:p>
          </table:table-cell>
          <table:table-cell office:value-type="float" office:value="51.4895739246" calcext:value-type="float">
            <text:p>51,4895739246</text:p>
          </table:table-cell>
          <table:table-cell office:value-type="float" office:value="41.2623557146" calcext:value-type="float">
            <text:p>41,2623557146</text:p>
          </table:table-cell>
          <table:table-cell/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8.02098112438" calcext:value-type="float">
            <text:p>8,02098112438</text:p>
          </table:table-cell>
          <table:table-cell table:style-name="ce4" office:value-type="float" office:value="13.258256303" calcext:value-type="float">
            <text:p>13,258256303</text:p>
          </table:table-cell>
          <table:table-cell table:style-name="ce4" office:value-type="float" office:value="36.5548815524" calcext:value-type="float">
            <text:p>36,5548815524</text:p>
          </table:table-cell>
          <table:table-cell table:style-name="ce4" office:value-type="float" office:value="37.438682444" calcext:value-type="float">
            <text:p>37,438682444</text:p>
          </table:table-cell>
          <table:table-cell table:style-name="ce4" office:value-type="float" office:value="49.9730495958" calcext:value-type="float">
            <text:p>49,9730495958</text:p>
          </table:table-cell>
          <table:table-cell table:style-name="ce4" office:value-type="float" office:value="42.5336795909" calcext:value-type="float">
            <text:p>42,5336795909</text:p>
          </table:table-cell>
          <table:table-cell table:style-name="ce4" office:value-type="float" office:value="48.4984492957" calcext:value-type="float">
            <text:p>48,4984492957</text:p>
          </table:table-cell>
          <table:table-cell table:style-name="ce4" office:value-type="float" office:value="41.8046129269" calcext:value-type="float">
            <text:p>41,8046129269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10-10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10-5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10-3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8-5</text:p>
          </table:table-cell>
          <table:table-cell/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9.67998374794" calcext:value-type="float">
            <text:p>9,67998374794</text:p>
          </table:table-cell>
          <table:table-cell table:style-name="ce6" office:value-type="float" office:value="11.8365736144" calcext:value-type="float">
            <text:p>11,8365736144</text:p>
          </table:table-cell>
          <table:table-cell table:style-name="ce4" office:value-type="float" office:value="35.828628615" calcext:value-type="float">
            <text:p>35,828628615</text:p>
          </table:table-cell>
          <table:table-cell table:style-name="ce4" office:value-type="float" office:value="37.5268662066" calcext:value-type="float">
            <text:p>37,5268662066</text:p>
          </table:table-cell>
          <table:table-cell table:style-name="ce4" office:value-type="float" office:value="50.0016720829" calcext:value-type="float">
            <text:p>50,0016720829</text:p>
          </table:table-cell>
          <table:table-cell table:style-name="ce4" office:value-type="float" office:value="42.5261955893" calcext:value-type="float">
            <text:p>42,5261955893</text:p>
          </table:table-cell>
          <table:table-cell table:style-name="ce4" office:value-type="float" office:value="48.5117613491" calcext:value-type="float">
            <text:p>48,5117613491</text:p>
          </table:table-cell>
          <table:table-cell table:style-name="ce4" office:value-type="float" office:value="41.760230057" calcext:value-type="float">
            <text:p>41,760230057</text:p>
          </table:table-cell>
        </table:table-row>
        <table:table-row table:style-name="ro1"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.491622889" calcext:value-type="float">
            <text:p>47,491622889</text:p>
          </table:table-cell>
          <table:table-cell office:value-type="float" office:value="41.1198584664" calcext:value-type="float">
            <text:p>41,1198584664</text:p>
          </table:table-cell>
          <table:table-cell office:value-type="float" office:value="46.8108135571" calcext:value-type="float">
            <text:p>46,8108135571</text:p>
          </table:table-cell>
          <table:table-cell office:value-type="float" office:value="41.1627693024" calcext:value-type="float">
            <text:p>41,1627693024</text:p>
          </table:table-cell>
          <table:table-cell office:value-type="float" office:value="47.0226888741" calcext:value-type="float">
            <text:p>47,0226888741</text:p>
          </table:table-cell>
          <table:table-cell office:value-type="float" office:value="40.9684412398" calcext:value-type="float">
            <text:p>40,9684412398</text:p>
          </table:table-cell>
          <table:table-cell office:value-type="float" office:value="46.8918572635" calcext:value-type="float">
            <text:p>46,8918572635</text:p>
          </table:table-cell>
          <table:table-cell office:value-type="float" office:value="41.0507052065" calcext:value-type="float">
            <text:p>41,0507052065</text:p>
          </table:table-cell>
          <table:table-cell/>
          <table:table-cell table:style-name="ce5" office:value-type="string" calcext:value-type="string" table:number-columns-spanned="9" table:number-rows-spanned="1">
            <text:p>EJERCICIO 2</text:p>
          </table:table-cell>
          <table:covered-table-cell table:number-columns-repeated="8" table:style-name="ce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.4781106655" calcext:value-type="float">
            <text:p>43,4781106655</text:p>
          </table:table-cell>
          <table:table-cell office:value-type="float" office:value="40.0892165135" calcext:value-type="float">
            <text:p>40,0892165135</text:p>
          </table:table-cell>
          <table:table-cell office:value-type="float" office:value="43.6685816365" calcext:value-type="float">
            <text:p>43,6685816365</text:p>
          </table:table-cell>
          <table:table-cell office:value-type="float" office:value="40.1880316584" calcext:value-type="float">
            <text:p>40,1880316584</text:p>
          </table:table-cell>
          <table:table-cell office:value-type="float" office:value="43.6438612737" calcext:value-type="float">
            <text:p>43,6438612737</text:p>
          </table:table-cell>
          <table:table-cell office:value-type="float" office:value="40.1188747735" calcext:value-type="float">
            <text:p>40,1188747735</text:p>
          </table:table-cell>
          <table:table-cell office:value-type="float" office:value="43.5019040239" calcext:value-type="float">
            <text:p>43,5019040239</text:p>
          </table:table-cell>
          <table:table-cell office:value-type="float" office:value="40.1546029387" calcext:value-type="float">
            <text:p>40,1546029387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3.6904291886" calcext:value-type="float">
            <text:p>43,6904291886</text:p>
          </table:table-cell>
          <table:table-cell office:value-type="float" office:value="40.4023408327" calcext:value-type="float">
            <text:p>40,4023408327</text:p>
          </table:table-cell>
          <table:table-cell office:value-type="float" office:value="43.6331813179" calcext:value-type="float">
            <text:p>43,6331813179</text:p>
          </table:table-cell>
          <table:table-cell office:value-type="float" office:value="39.4166163702" calcext:value-type="float">
            <text:p>39,4166163702</text:p>
          </table:table-cell>
          <table:table-cell office:value-type="float" office:value="43.6590225381" calcext:value-type="float">
            <text:p>43,6590225381</text:p>
          </table:table-cell>
          <table:table-cell office:value-type="float" office:value="40.4874594979" calcext:value-type="float">
            <text:p>40,4874594979</text:p>
          </table:table-cell>
          <table:table-cell office:value-type="float" office:value="43.6693393407" calcext:value-type="float">
            <text:p>43,6693393407</text:p>
          </table:table-cell>
          <table:table-cell office:value-type="float" office:value="40.4917582399" calcext:value-type="float">
            <text:p>40,4917582399</text:p>
          </table:table-cell>
          <table:table-cell/>
          <table:table-cell table:style-name="ce8"/>
          <table:table-cell table:style-name="ce9" office:value-type="string" calcext:value-type="string" table:number-columns-spanned="2" table:number-rows-spanned="1">
            <text:p>ALPHA 0.2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LPHA 0.8</text:p>
          </table:table-cell>
          <table:covered-table-cell table:style-name="ce11"/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6547789781" calcext:value-type="float">
            <text:p>43,6547789781</text:p>
          </table:table-cell>
          <table:table-cell office:value-type="float" office:value="39.7615538403" calcext:value-type="float">
            <text:p>39,7615538403</text:p>
          </table:table-cell>
          <table:table-cell office:value-type="float" office:value="43.7513097004" calcext:value-type="float">
            <text:p>43,7513097004</text:p>
          </table:table-cell>
          <table:table-cell office:value-type="float" office:value="39.9957741549" calcext:value-type="float">
            <text:p>39,9957741549</text:p>
          </table:table-cell>
          <table:table-cell office:value-type="float" office:value="43.6387303579" calcext:value-type="float">
            <text:p>43,6387303579</text:p>
          </table:table-cell>
          <table:table-cell office:value-type="float" office:value="39.8190546235" calcext:value-type="float">
            <text:p>39,8190546235</text:p>
          </table:table-cell>
          <table:table-cell office:value-type="float" office:value="43.6000519173" calcext:value-type="float">
            <text:p>43,6000519173</text:p>
          </table:table-cell>
          <table:table-cell office:value-type="float" office:value="39.9990040358" calcext:value-type="float">
            <text:p>39,9990040358</text:p>
          </table:table-cell>
          <table:table-cell/>
          <table:table-cell table:style-name="ce3"/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8-5-5-3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8-5-5-3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.599143283" calcext:value-type="float">
            <text:p>43,599143283</text:p>
          </table:table-cell>
          <table:table-cell office:value-type="float" office:value="39.6304368421" calcext:value-type="float">
            <text:p>39,6304368421</text:p>
          </table:table-cell>
          <table:table-cell office:value-type="float" office:value="43.6368897653" calcext:value-type="float">
            <text:p>43,6368897653</text:p>
          </table:table-cell>
          <table:table-cell office:value-type="float" office:value="40.0481405785" calcext:value-type="float">
            <text:p>40,0481405785</text:p>
          </table:table-cell>
          <table:table-cell office:value-type="float" office:value="43.6050730529" calcext:value-type="float">
            <text:p>43,6050730529</text:p>
          </table:table-cell>
          <table:table-cell office:value-type="float" office:value="39.6275241573" calcext:value-type="float">
            <text:p>39,6275241573</text:p>
          </table:table-cell>
          <table:table-cell office:value-type="float" office:value="43.6292499475" calcext:value-type="float">
            <text:p>43,6292499475</text:p>
          </table:table-cell>
          <table:table-cell office:value-type="float" office:value="39.7399028513" calcext:value-type="float">
            <text:p>39,7399028513</text:p>
          </table:table-cell>
          <table:table-cell/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3.6179037559" calcext:value-type="float">
            <text:p>43,6179037559</text:p>
          </table:table-cell>
          <table:table-cell office:value-type="float" office:value="39.635837073" calcext:value-type="float">
            <text:p>39,635837073</text:p>
          </table:table-cell>
          <table:table-cell office:value-type="float" office:value="43.5657867192" calcext:value-type="float">
            <text:p>43,5657867192</text:p>
          </table:table-cell>
          <table:table-cell office:value-type="float" office:value="39.9720160021" calcext:value-type="float">
            <text:p>39,9720160021</text:p>
          </table:table-cell>
          <table:table-cell office:value-type="float" office:value="43.5999811047" calcext:value-type="float">
            <text:p>43,5999811047</text:p>
          </table:table-cell>
          <table:table-cell office:value-type="float" office:value="39.6403590084" calcext:value-type="float">
            <text:p>39,6403590084</text:p>
          </table:table-cell>
          <table:table-cell office:value-type="float" office:value="43.6099539887" calcext:value-type="float">
            <text:p>43,6099539887</text:p>
          </table:table-cell>
          <table:table-cell office:value-type="float" office:value="39.6450734448" calcext:value-type="float">
            <text:p>39,6450734448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36.3452161946" calcext:value-type="float">
            <text:p>36,3452161946</text:p>
          </table:table-cell>
          <table:table-cell table:style-name="ce4" office:value-type="float" office:value="14.1355788217" calcext:value-type="float">
            <text:p>14,1355788217</text:p>
          </table:table-cell>
          <table:table-cell table:style-name="ce4" office:value-type="float" office:value="24.3851339947" calcext:value-type="float">
            <text:p>24,3851339947</text:p>
          </table:table-cell>
          <table:table-cell table:style-name="ce4" office:value-type="float" office:value="19.3524680759" calcext:value-type="float">
            <text:p>19,352468075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3.7722451317" calcext:value-type="float">
            <text:p>43,7722451317</text:p>
          </table:table-cell>
          <table:table-cell office:value-type="float" office:value="39.5842704694" calcext:value-type="float">
            <text:p>39,5842704694</text:p>
          </table:table-cell>
          <table:table-cell office:value-type="float" office:value="43.5401137199" calcext:value-type="float">
            <text:p>43,5401137199</text:p>
          </table:table-cell>
          <table:table-cell office:value-type="float" office:value="39.9546032271" calcext:value-type="float">
            <text:p>39,9546032271</text:p>
          </table:table-cell>
          <table:table-cell office:value-type="float" office:value="43.7070611297" calcext:value-type="float">
            <text:p>43,7070611297</text:p>
          </table:table-cell>
          <table:table-cell office:value-type="float" office:value="39.5958468989" calcext:value-type="float">
            <text:p>39,5958468989</text:p>
          </table:table-cell>
          <table:table-cell office:value-type="float" office:value="43.7002365285" calcext:value-type="float">
            <text:p>43,7002365285</text:p>
          </table:table-cell>
          <table:table-cell office:value-type="float" office:value="39.6057226173" calcext:value-type="float">
            <text:p>39,6057226173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.69653733773" calcext:value-type="float">
            <text:p>2,69653733773</text:p>
          </table:table-cell>
          <table:table-cell table:style-name="ce4" office:value-type="float" office:value="13.5295561867" calcext:value-type="float">
            <text:p>13,5295561867</text:p>
          </table:table-cell>
          <table:table-cell table:style-name="ce4" office:value-type="float" office:value="4.11630087417" calcext:value-type="float">
            <text:p>4,11630087417</text:p>
          </table:table-cell>
          <table:table-cell table:style-name="ce4" office:value-type="float" office:value="18.6055467381" calcext:value-type="float">
            <text:p>18,6055467381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.5729521182" calcext:value-type="float">
            <text:p>43,5729521182</text:p>
          </table:table-cell>
          <table:table-cell office:value-type="float" office:value="38.6599183336" calcext:value-type="float">
            <text:p>38,6599183336</text:p>
          </table:table-cell>
          <table:table-cell office:value-type="float" office:value="43.5556734852" calcext:value-type="float">
            <text:p>43,5556734852</text:p>
          </table:table-cell>
          <table:table-cell office:value-type="float" office:value="39.9660792616" calcext:value-type="float">
            <text:p>39,9660792616</text:p>
          </table:table-cell>
          <table:table-cell office:value-type="float" office:value="43.5706274262" calcext:value-type="float">
            <text:p>43,5706274262</text:p>
          </table:table-cell>
          <table:table-cell office:value-type="float" office:value="38.760106092" calcext:value-type="float">
            <text:p>38,760106092</text:p>
          </table:table-cell>
          <table:table-cell office:value-type="float" office:value="43.5754216661" calcext:value-type="float">
            <text:p>43,5754216661</text:p>
          </table:table-cell>
          <table:table-cell office:value-type="float" office:value="38.9500929641" calcext:value-type="float">
            <text:p>38,9500929641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.07174374985" calcext:value-type="float">
            <text:p>1,07174374985</text:p>
          </table:table-cell>
          <table:table-cell table:style-name="ce4" office:value-type="float" office:value="6.22966030323" calcext:value-type="float">
            <text:p>6,22966030323</text:p>
          </table:table-cell>
          <table:table-cell table:style-name="ce4" office:value-type="float" office:value="2.12548183042" calcext:value-type="float">
            <text:p>2,12548183042</text:p>
          </table:table-cell>
          <table:table-cell table:style-name="ce4" office:value-type="float" office:value="9.16606110465" calcext:value-type="float">
            <text:p>9,16606110465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.510721289" calcext:value-type="float">
            <text:p>43,510721289</text:p>
          </table:table-cell>
          <table:table-cell office:value-type="float" office:value="38.2730381451" calcext:value-type="float">
            <text:p>38,2730381451</text:p>
          </table:table-cell>
          <table:table-cell office:value-type="float" office:value="43.5542200244" calcext:value-type="float">
            <text:p>43,5542200244</text:p>
          </table:table-cell>
          <table:table-cell office:value-type="float" office:value="40.0286082296" calcext:value-type="float">
            <text:p>40,0286082296</text:p>
          </table:table-cell>
          <table:table-cell office:value-type="float" office:value="43.5263646615" calcext:value-type="float">
            <text:p>43,5263646615</text:p>
          </table:table-cell>
          <table:table-cell office:value-type="float" office:value="38.3235006695" calcext:value-type="float">
            <text:p>38,3235006695</text:p>
          </table:table-cell>
          <table:table-cell office:value-type="float" office:value="43.5453027952" calcext:value-type="float">
            <text:p>43,5453027952</text:p>
          </table:table-cell>
          <table:table-cell office:value-type="float" office:value="38.3836829957" calcext:value-type="float">
            <text:p>38,3836829957</text:p>
          </table:table-cell>
          <table:table-cell/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0.993503113174" calcext:value-type="float">
            <text:p>0,993503113174</text:p>
          </table:table-cell>
          <table:table-cell table:style-name="ce4" office:value-type="float" office:value="5.90982548128" calcext:value-type="float">
            <text:p>5,90982548128</text:p>
          </table:table-cell>
          <table:table-cell table:style-name="ce4" office:value-type="float" office:value="1.36608584196" calcext:value-type="float">
            <text:p>1,36608584196</text:p>
          </table:table-cell>
          <table:table-cell table:style-name="ce4" office:value-type="float" office:value="7.54034121056" calcext:value-type="float">
            <text:p>7,54034121056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3.3883912396" calcext:value-type="float">
            <text:p>43,3883912396</text:p>
          </table:table-cell>
          <table:table-cell office:value-type="float" office:value="38.1416427246" calcext:value-type="float">
            <text:p>38,1416427246</text:p>
          </table:table-cell>
          <table:table-cell office:value-type="float" office:value="43.4856569391" calcext:value-type="float">
            <text:p>43,4856569391</text:p>
          </table:table-cell>
          <table:table-cell office:value-type="float" office:value="39.9568938412" calcext:value-type="float">
            <text:p>39,9568938412</text:p>
          </table:table-cell>
          <table:table-cell office:value-type="float" office:value="43.4110635543" calcext:value-type="float">
            <text:p>43,4110635543</text:p>
          </table:table-cell>
          <table:table-cell office:value-type="float" office:value="38.1550551218" calcext:value-type="float">
            <text:p>38,1550551218</text:p>
          </table:table-cell>
          <table:table-cell office:value-type="float" office:value="43.4348258655" calcext:value-type="float">
            <text:p>43,4348258655</text:p>
          </table:table-cell>
          <table:table-cell office:value-type="float" office:value="38.1696344683" calcext:value-type="float">
            <text:p>38,1696344683</text:p>
          </table:table-cell>
          <table:table-cell/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0.873621158511" calcext:value-type="float">
            <text:p>0,873621158511</text:p>
          </table:table-cell>
          <table:table-cell table:style-name="ce4" office:value-type="float" office:value="5.86106044567" calcext:value-type="float">
            <text:p>5,86106044567</text:p>
          </table:table-cell>
          <table:table-cell table:style-name="ce4" office:value-type="float" office:value="1.16701821587" calcext:value-type="float">
            <text:p>1,16701821587</text:p>
          </table:table-cell>
          <table:table-cell table:style-name="ce4" office:value-type="float" office:value="7.50931495609" calcext:value-type="float">
            <text:p>7,50931495609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8-3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3-10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10-8-5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10-8-3</text:p>
          </table:table-cell>
          <table: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785074157744" calcext:value-type="float">
            <text:p>0,785074157744</text:p>
          </table:table-cell>
          <table:table-cell table:style-name="ce4" office:value-type="float" office:value="5.27501683107" calcext:value-type="float">
            <text:p>5,27501683107</text:p>
          </table:table-cell>
          <table:table-cell table:style-name="ce4" office:value-type="float" office:value="1.08385044985" calcext:value-type="float">
            <text:p>1,08385044985</text:p>
          </table:table-cell>
          <table:table-cell table:style-name="ce4" office:value-type="float" office:value="6.68618089101" calcext:value-type="float">
            <text:p>6,6861808910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/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0.727903160773" calcext:value-type="float">
            <text:p>0,727903160773</text:p>
          </table:table-cell>
          <table:table-cell table:style-name="ce4" office:value-type="float" office:value="4.69574220825" calcext:value-type="float">
            <text:p>4,69574220825</text:p>
          </table:table-cell>
          <table:table-cell table:style-name="ce4" office:value-type="float" office:value="1.03403336129" calcext:value-type="float">
            <text:p>1,03403336129</text:p>
          </table:table-cell>
          <table:table-cell table:style-name="ce4" office:value-type="float" office:value="6.316216022" calcext:value-type="float">
            <text:p>6,3162160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.5218098583" calcext:value-type="float">
            <text:p>46,5218098583</text:p>
          </table:table-cell>
          <table:table-cell office:value-type="float" office:value="41.1293626897" calcext:value-type="float">
            <text:p>41,1293626897</text:p>
          </table:table-cell>
          <table:table-cell office:value-type="float" office:value="48.0087108585" calcext:value-type="float">
            <text:p>48,0087108585</text:p>
          </table:table-cell>
          <table:table-cell office:value-type="float" office:value="40.797069552" calcext:value-type="float">
            <text:p>40,797069552</text:p>
          </table:table-cell>
          <table:table-cell office:value-type="float" office:value="47.6560292482" calcext:value-type="float">
            <text:p>47,6560292482</text:p>
          </table:table-cell>
          <table:table-cell office:value-type="float" office:value="40.9514273931" calcext:value-type="float">
            <text:p>40,9514273931</text:p>
          </table:table-cell>
          <table:table-cell office:value-type="float" office:value="48.8401399669" calcext:value-type="float">
            <text:p>48,8401399669</text:p>
          </table:table-cell>
          <table:table-cell office:value-type="float" office:value="40.9484479726" calcext:value-type="float">
            <text:p>40,9484479726</text:p>
          </table:table-cell>
          <table:table-cell/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667076513852" calcext:value-type="float">
            <text:p>0,667076513852</text:p>
          </table:table-cell>
          <table:table-cell table:style-name="ce4" office:value-type="float" office:value="4.2639295243" calcext:value-type="float">
            <text:p>4,2639295243</text:p>
          </table:table-cell>
          <table:table-cell table:style-name="ce4" office:value-type="float" office:value="1.0100424373" calcext:value-type="float">
            <text:p>1,0100424373</text:p>
          </table:table-cell>
          <table:table-cell table:style-name="ce4" office:value-type="float" office:value="5.80917903389" calcext:value-type="float">
            <text:p>5,8091790338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.5013628301" calcext:value-type="float">
            <text:p>43,5013628301</text:p>
          </table:table-cell>
          <table:table-cell office:value-type="float" office:value="40.128164541" calcext:value-type="float">
            <text:p>40,128164541</text:p>
          </table:table-cell>
          <table:table-cell office:value-type="float" office:value="43.36729028" calcext:value-type="float">
            <text:p>43,36729028</text:p>
          </table:table-cell>
          <table:table-cell office:value-type="float" office:value="40.0707530551" calcext:value-type="float">
            <text:p>40,0707530551</text:p>
          </table:table-cell>
          <table:table-cell office:value-type="float" office:value="43.3946306795" calcext:value-type="float">
            <text:p>43,3946306795</text:p>
          </table:table-cell>
          <table:table-cell office:value-type="float" office:value="40.0188425563" calcext:value-type="float">
            <text:p>40,0188425563</text:p>
          </table:table-cell>
          <table:table-cell office:value-type="float" office:value="43.4687981617" calcext:value-type="float">
            <text:p>43,4687981617</text:p>
          </table:table-cell>
          <table:table-cell office:value-type="float" office:value="40.0975231002" calcext:value-type="float">
            <text:p>40,0975231002</text:p>
          </table:table-cell>
          <table:table-cell/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0.601640220542" calcext:value-type="float">
            <text:p>0,601640220542</text:p>
          </table:table-cell>
          <table:table-cell table:style-name="ce4" office:value-type="float" office:value="3.81633532818" calcext:value-type="float">
            <text:p>3,81633532818</text:p>
          </table:table-cell>
          <table:table-cell table:style-name="ce4" office:value-type="float" office:value="0.99088495386" calcext:value-type="float">
            <text:p>0,99088495386</text:p>
          </table:table-cell>
          <table:table-cell table:style-name="ce4" office:value-type="float" office:value="5.90275550138" calcext:value-type="float">
            <text:p>5,90275550138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3.6605930162" calcext:value-type="float">
            <text:p>43,6605930162</text:p>
          </table:table-cell>
          <table:table-cell office:value-type="float" office:value="40.5035039968" calcext:value-type="float">
            <text:p>40,5035039968</text:p>
          </table:table-cell>
          <table:table-cell office:value-type="float" office:value="43.7187849955" calcext:value-type="float">
            <text:p>43,7187849955</text:p>
          </table:table-cell>
          <table:table-cell office:value-type="float" office:value="40.1500030017" calcext:value-type="float">
            <text:p>40,1500030017</text:p>
          </table:table-cell>
          <table:table-cell office:value-type="float" office:value="43.2983302876" calcext:value-type="float">
            <text:p>43,2983302876</text:p>
          </table:table-cell>
          <table:table-cell office:value-type="float" office:value="39.7996020318" calcext:value-type="float">
            <text:p>39,7996020318</text:p>
          </table:table-cell>
          <table:table-cell office:value-type="float" office:value="43.3115965327" calcext:value-type="float">
            <text:p>43,3115965327</text:p>
          </table:table-cell>
          <table:table-cell office:value-type="float" office:value="39.749322531" calcext:value-type="float">
            <text:p>39,749322531</text:p>
          </table:table-cell>
          <table:table-cell/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0.570142383922" calcext:value-type="float">
            <text:p>0,570142383922</text:p>
          </table:table-cell>
          <table:table-cell table:style-name="ce6" office:value-type="float" office:value="3.56521588226" calcext:value-type="float">
            <text:p>3,56521588226</text:p>
          </table:table-cell>
          <table:table-cell table:style-name="ce4" office:value-type="float" office:value="0.97853817166" calcext:value-type="float">
            <text:p>0,97853817166</text:p>
          </table:table-cell>
          <table:table-cell table:style-name="ce4" office:value-type="float" office:value="6.12706246578" calcext:value-type="float">
            <text:p>6,12706246578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6008209369" calcext:value-type="float">
            <text:p>43,6008209369</text:p>
          </table:table-cell>
          <table:table-cell office:value-type="float" office:value="39.9870389185" calcext:value-type="float">
            <text:p>39,9870389185</text:p>
          </table:table-cell>
          <table:table-cell office:value-type="float" office:value="43.6430120403" calcext:value-type="float">
            <text:p>43,6430120403</text:p>
          </table:table-cell>
          <table:table-cell office:value-type="float" office:value="39.6181292532" calcext:value-type="float">
            <text:p>39,6181292532</text:p>
          </table:table-cell>
          <table:table-cell office:value-type="float" office:value="42.8553676079" calcext:value-type="float">
            <text:p>42,8553676079</text:p>
          </table:table-cell>
          <table:table-cell office:value-type="float" office:value="39.7709582186" calcext:value-type="float">
            <text:p>39,7709582186</text:p>
          </table:table-cell>
          <table:table-cell office:value-type="float" office:value="43.0602982237" calcext:value-type="float">
            <text:p>43,0602982237</text:p>
          </table:table-cell>
          <table:table-cell office:value-type="float" office:value="39.855712121" calcext:value-type="float">
            <text:p>39,855712121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.6287812264" calcext:value-type="float">
            <text:p>43,6287812264</text:p>
          </table:table-cell>
          <table:table-cell office:value-type="float" office:value="39.7243844545" calcext:value-type="float">
            <text:p>39,7243844545</text:p>
          </table:table-cell>
          <table:table-cell office:value-type="float" office:value="43.5952005802" calcext:value-type="float">
            <text:p>43,5952005802</text:p>
          </table:table-cell>
          <table:table-cell office:value-type="float" office:value="39.6289170812" calcext:value-type="float">
            <text:p>39,6289170812</text:p>
          </table:table-cell>
          <table:table-cell office:value-type="float" office:value="44.7317684842" calcext:value-type="float">
            <text:p>44,7317684842</text:p>
          </table:table-cell>
          <table:table-cell office:value-type="float" office:value="40.4622487099" calcext:value-type="float">
            <text:p>40,4622487099</text:p>
          </table:table-cell>
          <table:table-cell office:value-type="float" office:value="44.7866401524" calcext:value-type="float">
            <text:p>44,7866401524</text:p>
          </table:table-cell>
          <table:table-cell office:value-type="float" office:value="40.6677538573" calcext:value-type="float">
            <text:p>40,6677538573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3.6110590613" calcext:value-type="float">
            <text:p>43,6110590613</text:p>
          </table:table-cell>
          <table:table-cell office:value-type="float" office:value="39.6455092625" calcext:value-type="float">
            <text:p>39,6455092625</text:p>
          </table:table-cell>
          <table:table-cell office:value-type="float" office:value="43.6073276027" calcext:value-type="float">
            <text:p>43,6073276027</text:p>
          </table:table-cell>
          <table:table-cell office:value-type="float" office:value="39.6357539987" calcext:value-type="float">
            <text:p>39,6357539987</text:p>
          </table:table-cell>
          <table:table-cell office:value-type="float" office:value="47.0585804282" calcext:value-type="float">
            <text:p>47,0585804282</text:p>
          </table:table-cell>
          <table:table-cell office:value-type="float" office:value="42.0916789724" calcext:value-type="float">
            <text:p>42,0916789724</text:p>
          </table:table-cell>
          <table:table-cell office:value-type="float" office:value="46.5656638736" calcext:value-type="float">
            <text:p>46,5656638736</text:p>
          </table:table-cell>
          <table:table-cell office:value-type="float" office:value="40.3743148678" calcext:value-type="float">
            <text:p>40,3743148678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3.7109732794" calcext:value-type="float">
            <text:p>43,7109732794</text:p>
          </table:table-cell>
          <table:table-cell office:value-type="float" office:value="39.6010819834" calcext:value-type="float">
            <text:p>39,6010819834</text:p>
          </table:table-cell>
          <table:table-cell office:value-type="float" office:value="43.6300980087" calcext:value-type="float">
            <text:p>43,6300980087</text:p>
          </table:table-cell>
          <table:table-cell office:value-type="float" office:value="39.2095385873" calcext:value-type="float">
            <text:p>39,2095385873</text:p>
          </table:table-cell>
          <table:table-cell office:value-type="float" office:value="60.4173461285" calcext:value-type="float">
            <text:p>60,4173461285</text:p>
          </table:table-cell>
          <table:table-cell office:value-type="float" office:value="44.4402228014" calcext:value-type="float">
            <text:p>44,4402228014</text:p>
          </table:table-cell>
          <table:table-cell office:value-type="float" office:value="47.3781540309" calcext:value-type="float">
            <text:p>47,3781540309</text:p>
          </table:table-cell>
          <table:table-cell office:value-type="float" office:value="42.0182915942" calcext:value-type="float">
            <text:p>42,0182915942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.588400832" calcext:value-type="float">
            <text:p>43,588400832</text:p>
          </table:table-cell>
          <table:table-cell office:value-type="float" office:value="38.8815045754" calcext:value-type="float">
            <text:p>38,8815045754</text:p>
          </table:table-cell>
          <table:table-cell office:value-type="float" office:value="43.5692624553" calcext:value-type="float">
            <text:p>43,5692624553</text:p>
          </table:table-cell>
          <table:table-cell office:value-type="float" office:value="38.5337013131" calcext:value-type="float">
            <text:p>38,5337013131</text:p>
          </table:table-cell>
          <table:table-cell office:value-type="float" office:value="47.0903416417" calcext:value-type="float">
            <text:p>47,0903416417</text:p>
          </table:table-cell>
          <table:table-cell office:value-type="float" office:value="41.8479295001" calcext:value-type="float">
            <text:p>41,8479295001</text:p>
          </table:table-cell>
          <table:table-cell office:value-type="float" office:value="47.1395037493" calcext:value-type="float">
            <text:p>47,1395037493</text:p>
          </table:table-cell>
          <table:table-cell office:value-type="float" office:value="42.1175696216" calcext:value-type="float">
            <text:p>42,1175696216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.5395635357" calcext:value-type="float">
            <text:p>43,5395635357</text:p>
          </table:table-cell>
          <table:table-cell office:value-type="float" office:value="38.3353606126" calcext:value-type="float">
            <text:p>38,3353606126</text:p>
          </table:table-cell>
          <table:table-cell office:value-type="float" office:value="43.4777248547" calcext:value-type="float">
            <text:p>43,4777248547</text:p>
          </table:table-cell>
          <table:table-cell office:value-type="float" office:value="38.2369382309" calcext:value-type="float">
            <text:p>38,2369382309</text:p>
          </table:table-cell>
          <table:table-cell office:value-type="float" office:value="48.2266046595" calcext:value-type="float">
            <text:p>48,2266046595</text:p>
          </table:table-cell>
          <table:table-cell office:value-type="float" office:value="41.695098399" calcext:value-type="float">
            <text:p>41,695098399</text:p>
          </table:table-cell>
          <table:table-cell office:value-type="float" office:value="47.2940059256" calcext:value-type="float">
            <text:p>47,2940059256</text:p>
          </table:table-cell>
          <table:table-cell office:value-type="float" office:value="41.9596363658" calcext:value-type="float">
            <text:p>41,9596363658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3.4154507778" calcext:value-type="float">
            <text:p>43,4154507778</text:p>
          </table:table-cell>
          <table:table-cell office:value-type="float" office:value="38.1627606076" calcext:value-type="float">
            <text:p>38,1627606076</text:p>
          </table:table-cell>
          <table:table-cell office:value-type="float" office:value="43.361286141" calcext:value-type="float">
            <text:p>43,361286141</text:p>
          </table:table-cell>
          <table:table-cell office:value-type="float" office:value="38.1422661191" calcext:value-type="float">
            <text:p>38,1422661191</text:p>
          </table:table-cell>
          <table:table-cell office:value-type="float" office:value="48.8032458546" calcext:value-type="float">
            <text:p>48,8032458546</text:p>
          </table:table-cell>
          <table:table-cell office:value-type="float" office:value="36.0279804488" calcext:value-type="float">
            <text:p>36,0279804488</text:p>
          </table:table-cell>
          <table:table-cell office:value-type="float" office:value="47.5213685709" calcext:value-type="float">
            <text:p>47,5213685709</text:p>
          </table:table-cell>
          <table:table-cell office:value-type="float" office:value="42.2969446187" calcext:value-type="float">
            <text:p>42,2969446187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8-5-3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3-5-8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10-8-5-3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.8938424531" calcext:value-type="float">
            <text:p>47,8938424531</text:p>
          </table:table-cell>
          <table:table-cell office:value-type="float" office:value="40.8064856385" calcext:value-type="float">
            <text:p>40,8064856385</text:p>
          </table:table-cell>
          <table:table-cell office:value-type="float" office:value="48.261902101" calcext:value-type="float">
            <text:p>48,261902101</text:p>
          </table:table-cell>
          <table:table-cell office:value-type="float" office:value="40.7754026399" calcext:value-type="float">
            <text:p>40,7754026399</text:p>
          </table:table-cell>
          <table:table-cell office:value-type="float" office:value="48.9138522709" calcext:value-type="float">
            <text:p>48,9138522709</text:p>
          </table:table-cell>
          <table:table-cell office:value-type="float" office:value="40.9602870675" calcext:value-type="float">
            <text:p>40,9602870675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.3471568407" calcext:value-type="float">
            <text:p>43,3471568407</text:p>
          </table:table-cell>
          <table:table-cell office:value-type="float" office:value="40.035268734" calcext:value-type="float">
            <text:p>40,035268734</text:p>
          </table:table-cell>
          <table:table-cell office:value-type="float" office:value="43.2823439798" calcext:value-type="float">
            <text:p>43,2823439798</text:p>
          </table:table-cell>
          <table:table-cell office:value-type="float" office:value="39.8877155626" calcext:value-type="float">
            <text:p>39,8877155626</text:p>
          </table:table-cell>
          <table:table-cell office:value-type="float" office:value="43.2584724679" calcext:value-type="float">
            <text:p>43,2584724679</text:p>
          </table:table-cell>
          <table:table-cell office:value-type="float" office:value="39.8658694705" calcext:value-type="float">
            <text:p>39,8658694705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3.2545847551" calcext:value-type="float">
            <text:p>43,2545847551</text:p>
          </table:table-cell>
          <table:table-cell office:value-type="float" office:value="39.6128777051" calcext:value-type="float">
            <text:p>39,6128777051</text:p>
          </table:table-cell>
          <table:table-cell office:value-type="float" office:value="42.8751756691" calcext:value-type="float">
            <text:p>42,8751756691</text:p>
          </table:table-cell>
          <table:table-cell office:value-type="float" office:value="39.2909628853" calcext:value-type="float">
            <text:p>39,2909628853</text:p>
          </table:table-cell>
          <table:table-cell office:value-type="float" office:value="43.2791600932" calcext:value-type="float">
            <text:p>43,2791600932</text:p>
          </table:table-cell>
          <table:table-cell office:value-type="float" office:value="39.7223167581" calcext:value-type="float">
            <text:p>39,7223167581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2.9818740889" calcext:value-type="float">
            <text:p>42,9818740889</text:p>
          </table:table-cell>
          <table:table-cell office:value-type="float" office:value="39.7256135368" calcext:value-type="float">
            <text:p>39,7256135368</text:p>
          </table:table-cell>
          <table:table-cell office:value-type="float" office:value="42.1715199355" calcext:value-type="float">
            <text:p>42,1715199355</text:p>
          </table:table-cell>
          <table:table-cell office:value-type="float" office:value="38.7770630928" calcext:value-type="float">
            <text:p>38,7770630928</text:p>
          </table:table-cell>
          <table:table-cell office:value-type="float" office:value="43.2909938585" calcext:value-type="float">
            <text:p>43,2909938585</text:p>
          </table:table-cell>
          <table:table-cell office:value-type="float" office:value="39.7839351375" calcext:value-type="float">
            <text:p>39,7839351375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.076250265" calcext:value-type="float">
            <text:p>43,076250265</text:p>
          </table:table-cell>
          <table:table-cell office:value-type="float" office:value="39.2176433529" calcext:value-type="float">
            <text:p>39,2176433529</text:p>
          </table:table-cell>
          <table:table-cell office:value-type="float" office:value="40.2991372713" calcext:value-type="float">
            <text:p>40,2991372713</text:p>
          </table:table-cell>
          <table:table-cell office:value-type="float" office:value="37.8114040669" calcext:value-type="float">
            <text:p>37,8114040669</text:p>
          </table:table-cell>
          <table:table-cell office:value-type="float" office:value="45.4039050534" calcext:value-type="float">
            <text:p>45,4039050534</text:p>
          </table:table-cell>
          <table:table-cell office:value-type="float" office:value="40.1821835002" calcext:value-type="float">
            <text:p>40,1821835002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.695852848" calcext:value-type="float">
            <text:p>40,695852848</text:p>
          </table:table-cell>
          <table:table-cell table:style-name="ce6" office:value-type="float" office:value="29.3093412567" calcext:value-type="float">
            <text:p>29,3093412567</text:p>
          </table:table-cell>
          <table:table-cell office:value-type="float" office:value="40.9227024" calcext:value-type="float">
            <text:p>40,9227024</text:p>
          </table:table-cell>
          <table:table-cell office:value-type="float" office:value="38.6195396363" calcext:value-type="float">
            <text:p>38,6195396363</text:p>
          </table:table-cell>
          <table:table-cell office:value-type="float" office:value="44.7532389568" calcext:value-type="float">
            <text:p>44,7532389568</text:p>
          </table:table-cell>
          <table:table-cell office:value-type="float" office:value="40.3805968333" calcext:value-type="float">
            <text:p>40,3805968333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2.9085087428" calcext:value-type="float">
            <text:p>42,9085087428</text:p>
          </table:table-cell>
          <table:table-cell office:value-type="float" office:value="36.9497689462" calcext:value-type="float">
            <text:p>36,9497689462</text:p>
          </table:table-cell>
          <table:table-cell office:value-type="float" office:value="40.1031750346" calcext:value-type="float">
            <text:p>40,1031750346</text:p>
          </table:table-cell>
          <table:table-cell office:value-type="float" office:value="38.741459439" calcext:value-type="float">
            <text:p>38,741459439</text:p>
          </table:table-cell>
          <table:table-cell office:value-type="float" office:value="45.7450513857" calcext:value-type="float">
            <text:p>45,7450513857</text:p>
          </table:table-cell>
          <table:table-cell office:value-type="float" office:value="37.0294833" calcext:value-type="float">
            <text:p>37,0294833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.8243934173" calcext:value-type="float">
            <text:p>41,8243934173</text:p>
          </table:table-cell>
          <table:table-cell office:value-type="float" office:value="30.7327965372" calcext:value-type="float">
            <text:p>30,7327965372</text:p>
          </table:table-cell>
          <table:table-cell office:value-type="float" office:value="39.8958257027" calcext:value-type="float">
            <text:p>39,8958257027</text:p>
          </table:table-cell>
          <table:table-cell office:value-type="float" office:value="37.1720310413" calcext:value-type="float">
            <text:p>37,1720310413</text:p>
          </table:table-cell>
          <table:table-cell office:value-type="float" office:value="44.6177025091" calcext:value-type="float">
            <text:p>44,6177025091</text:p>
          </table:table-cell>
          <table:table-cell office:value-type="float" office:value="42.6329591069" calcext:value-type="float">
            <text:p>42,632959106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.2475883039" calcext:value-type="float">
            <text:p>40,2475883039</text:p>
          </table:table-cell>
          <table:table-cell office:value-type="float" office:value="31.5749127211" calcext:value-type="float">
            <text:p>31,5749127211</text:p>
          </table:table-cell>
          <table:table-cell office:value-type="float" office:value="38.9877126483" calcext:value-type="float">
            <text:p>38,9877126483</text:p>
          </table:table-cell>
          <table:table-cell office:value-type="float" office:value="36.8201672028" calcext:value-type="float">
            <text:p>36,8201672028</text:p>
          </table:table-cell>
          <table:table-cell office:value-type="float" office:value="46.3419437421" calcext:value-type="float">
            <text:p>46,3419437421</text:p>
          </table:table-cell>
          <table:table-cell office:value-type="float" office:value="41.3692603124" calcext:value-type="float">
            <text:p>41,3692603124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2.5811517156" calcext:value-type="float">
            <text:p>42,5811517156</text:p>
          </table:table-cell>
          <table:table-cell office:value-type="float" office:value="33.1964595178" calcext:value-type="float">
            <text:p>33,1964595178</text:p>
          </table:table-cell>
          <table:table-cell table:style-name="ce6" office:value-type="float" office:value="38.9562022956" calcext:value-type="float">
            <text:p>38,9562022956</text:p>
          </table:table-cell>
          <table:table-cell office:value-type="float" office:value="36.4734052617" calcext:value-type="float">
            <text:p>36,4734052617</text:p>
          </table:table-cell>
          <table:table-cell office:value-type="float" office:value="46.1429465424" calcext:value-type="float">
            <text:p>46,1429465424</text:p>
          </table:table-cell>
          <table:table-cell office:value-type="float" office:value="41.3858167469" calcext:value-type="float">
            <text:p>41,3858167469</text:p>
          </table:table-cell>
          <table:table-cell table:number-columns-repeated="12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5" office:value-type="string" calcext:value-type="string" table:number-columns-spanned="9" table:number-rows-spanned="1">
            <text:p>EJERCICIO 2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3"/>
          <table:table-cell table:style-name="ce3" office:value-type="string" calcext:value-type="string">
            <text:p>Hidde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6766038112" calcext:value-type="float">
            <text:p>7,96766038112</text:p>
          </table:table-cell>
          <table:table-cell office:value-type="float" office:value="15.3353847912" calcext:value-type="float">
            <text:p>15,3353847912</text:p>
          </table:table-cell>
          <table:table-cell office:value-type="float" office:value="7.89414544029" calcext:value-type="float">
            <text:p>7,89414544029</text:p>
          </table:table-cell>
          <table:table-cell office:value-type="float" office:value="15.4267735122" calcext:value-type="float">
            <text:p>15,4267735122</text:p>
          </table:table-cell>
          <table:table-cell office:value-type="float" office:value="8.6965437258" calcext:value-type="float">
            <text:p>8,6965437258</text:p>
          </table:table-cell>
          <table:table-cell office:value-type="float" office:value="15.9436282483" calcext:value-type="float">
            <text:p>15,9436282483</text:p>
          </table:table-cell>
          <table:table-cell office:value-type="float" office:value="8.44365346492" calcext:value-type="float">
            <text:p>8,44365346492</text:p>
          </table:table-cell>
          <table:table-cell office:value-type="float" office:value="13.4720170091" calcext:value-type="float">
            <text:p>13,472017009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28509989584" calcext:value-type="float">
            <text:p>3,28509989584</text:p>
          </table:table-cell>
          <table:table-cell office:value-type="float" office:value="15.4640669296" calcext:value-type="float">
            <text:p>15,4640669296</text:p>
          </table:table-cell>
          <table:table-cell office:value-type="float" office:value="3.42599568906" calcext:value-type="float">
            <text:p>3,42599568906</text:p>
          </table:table-cell>
          <table:table-cell office:value-type="float" office:value="16.9486832787" calcext:value-type="float">
            <text:p>16,9486832787</text:p>
          </table:table-cell>
          <table:table-cell office:value-type="float" office:value="3.25774628727" calcext:value-type="float">
            <text:p>3,25774628727</text:p>
          </table:table-cell>
          <table:table-cell office:value-type="float" office:value="15.5384112638" calcext:value-type="float">
            <text:p>15,5384112638</text:p>
          </table:table-cell>
          <table:table-cell office:value-type="float" office:value="3.41175956838" calcext:value-type="float">
            <text:p>3,41175956838</text:p>
          </table:table-cell>
          <table:table-cell office:value-type="float" office:value="15.5703659092" calcext:value-type="float">
            <text:p>15,5703659092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52108358721" calcext:value-type="float">
            <text:p>2,52108358721</text:p>
          </table:table-cell>
          <table:table-cell office:value-type="float" office:value="11.7257006583" calcext:value-type="float">
            <text:p>11,7257006583</text:p>
          </table:table-cell>
          <table:table-cell office:value-type="float" office:value="3.03391944335" calcext:value-type="float">
            <text:p>3,03391944335</text:p>
          </table:table-cell>
          <table:table-cell office:value-type="float" office:value="15.178601349" calcext:value-type="float">
            <text:p>15,178601349</text:p>
          </table:table-cell>
          <table:table-cell office:value-type="float" office:value="2.50202933038" calcext:value-type="float">
            <text:p>2,50202933038</text:p>
          </table:table-cell>
          <table:table-cell office:value-type="float" office:value="11.5713766529" calcext:value-type="float">
            <text:p>11,5713766529</text:p>
          </table:table-cell>
          <table:table-cell office:value-type="float" office:value="2.66207410757" calcext:value-type="float">
            <text:p>2,66207410757</text:p>
          </table:table-cell>
          <table:table-cell office:value-type="float" office:value="11.4445615047" calcext:value-type="float">
            <text:p>11,4445615047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32003605618" calcext:value-type="float">
            <text:p>2,32003605618</text:p>
          </table:table-cell>
          <table:table-cell office:value-type="float" office:value="10.6961596892" calcext:value-type="float">
            <text:p>10,6961596892</text:p>
          </table:table-cell>
          <table:table-cell office:value-type="float" office:value="2.6766201502" calcext:value-type="float">
            <text:p>2,6766201502</text:p>
          </table:table-cell>
          <table:table-cell office:value-type="float" office:value="12.5065004323" calcext:value-type="float">
            <text:p>12,5065004323</text:p>
          </table:table-cell>
          <table:table-cell office:value-type="float" office:value="2.30193527043" calcext:value-type="float">
            <text:p>2,30193527043</text:p>
          </table:table-cell>
          <table:table-cell office:value-type="float" office:value="10.5094943629" calcext:value-type="float">
            <text:p>10,5094943629</text:p>
          </table:table-cell>
          <table:table-cell office:value-type="float" office:value="2.39826650156" calcext:value-type="float">
            <text:p>2,39826650156</text:p>
          </table:table-cell>
          <table:table-cell office:value-type="float" office:value="9.59862101913" calcext:value-type="float">
            <text:p>9,59862101913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25500282352" calcext:value-type="float">
            <text:p>2,25500282352</text:p>
          </table:table-cell>
          <table:table-cell office:value-type="float" office:value="10.5304234553" calcext:value-type="float">
            <text:p>10,5304234553</text:p>
          </table:table-cell>
          <table:table-cell office:value-type="float" office:value="2.51045322339" calcext:value-type="float">
            <text:p>2,51045322339</text:p>
          </table:table-cell>
          <table:table-cell office:value-type="float" office:value="11.2204421863" calcext:value-type="float">
            <text:p>11,2204421863</text:p>
          </table:table-cell>
          <table:table-cell office:value-type="float" office:value="2.24625456547" calcext:value-type="float">
            <text:p>2,24625456547</text:p>
          </table:table-cell>
          <table:table-cell office:value-type="float" office:value="10.3140153354" calcext:value-type="float">
            <text:p>10,3140153354</text:p>
          </table:table-cell>
          <table:table-cell office:value-type="float" office:value="2.3246296875" calcext:value-type="float">
            <text:p>2,3246296875</text:p>
          </table:table-cell>
          <table:table-cell office:value-type="float" office:value="9.25426393285" calcext:value-type="float">
            <text:p>9,25426393285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21768834163" calcext:value-type="float">
            <text:p>2,21768834163</text:p>
          </table:table-cell>
          <table:table-cell office:value-type="float" office:value="10.554718095" calcext:value-type="float">
            <text:p>10,554718095</text:p>
          </table:table-cell>
          <table:table-cell office:value-type="float" office:value="2.43182423784" calcext:value-type="float">
            <text:p>2,43182423784</text:p>
          </table:table-cell>
          <table:table-cell office:value-type="float" office:value="10.6431811839" calcext:value-type="float">
            <text:p>10,6431811839</text:p>
          </table:table-cell>
          <table:table-cell office:value-type="float" office:value="2.21470834804" calcext:value-type="float">
            <text:p>2,21470834804</text:p>
          </table:table-cell>
          <table:table-cell office:value-type="float" office:value="10.247227822" calcext:value-type="float">
            <text:p>10,247227822</text:p>
          </table:table-cell>
          <table:table-cell office:value-type="float" office:value="2.28798684377" calcext:value-type="float">
            <text:p>2,28798684377</text:p>
          </table:table-cell>
          <table:table-cell office:value-type="float" office:value="9.1252329498" calcext:value-type="float">
            <text:p>9,1252329498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18941601697" calcext:value-type="float">
            <text:p>2,18941601697</text:p>
          </table:table-cell>
          <table:table-cell office:value-type="float" office:value="10.68747514" calcext:value-type="float">
            <text:p>10,68747514</text:p>
          </table:table-cell>
          <table:table-cell office:value-type="float" office:value="2.39106446798" calcext:value-type="float">
            <text:p>2,39106446798</text:p>
          </table:table-cell>
          <table:table-cell office:value-type="float" office:value="10.2858212384" calcext:value-type="float">
            <text:p>10,2858212384</text:p>
          </table:table-cell>
          <table:table-cell office:value-type="float" office:value="2.19215997723" calcext:value-type="float">
            <text:p>2,19215997723</text:p>
          </table:table-cell>
          <table:table-cell office:value-type="float" office:value="10.2359206667" calcext:value-type="float">
            <text:p>10,2359206667</text:p>
          </table:table-cell>
          <table:table-cell office:value-type="float" office:value="2.2647188897" calcext:value-type="float">
            <text:p>2,2647188897</text:p>
          </table:table-cell>
          <table:table-cell office:value-type="float" office:value="9.06365129164" calcext:value-type="float">
            <text:p>9,06365129164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1638013038" calcext:value-type="float">
            <text:p>2,1638013038</text:p>
          </table:table-cell>
          <table:table-cell office:value-type="float" office:value="10.9700248346" calcext:value-type="float">
            <text:p>10,9700248346</text:p>
          </table:table-cell>
          <table:table-cell office:value-type="float" office:value="2.35966241912" calcext:value-type="float">
            <text:p>2,35966241912</text:p>
          </table:table-cell>
          <table:table-cell office:value-type="float" office:value="10.0445715213" calcext:value-type="float">
            <text:p>10,0445715213</text:p>
          </table:table-cell>
          <table:table-cell office:value-type="float" office:value="2.17399554097" calcext:value-type="float">
            <text:p>2,17399554097</text:p>
          </table:table-cell>
          <table:table-cell office:value-type="float" office:value="10.2797876246" calcext:value-type="float">
            <text:p>10,2797876246</text:p>
          </table:table-cell>
          <table:table-cell office:value-type="float" office:value="2.24802557611" calcext:value-type="float">
            <text:p>2,24802557611</text:p>
          </table:table-cell>
          <table:table-cell office:value-type="float" office:value="9.02673526419" calcext:value-type="float">
            <text:p>9,02673526419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14420398029" calcext:value-type="float">
            <text:p>2,14420398029</text:p>
          </table:table-cell>
          <table:table-cell office:value-type="float" office:value="11.3655683662" calcext:value-type="float">
            <text:p>11,3655683662</text:p>
          </table:table-cell>
          <table:table-cell office:value-type="float" office:value="2.3345953406" calcext:value-type="float">
            <text:p>2,3345953406</text:p>
          </table:table-cell>
          <table:table-cell office:value-type="float" office:value="9.87539495731" calcext:value-type="float">
            <text:p>9,87539495731</text:p>
          </table:table-cell>
          <table:table-cell office:value-type="float" office:value="2.15732893123" calcext:value-type="float">
            <text:p>2,15732893123</text:p>
          </table:table-cell>
          <table:table-cell office:value-type="float" office:value="10.392408975" calcext:value-type="float">
            <text:p>10,392408975</text:p>
          </table:table-cell>
          <table:table-cell office:value-type="float" office:value="2.23515523183" calcext:value-type="float">
            <text:p>2,23515523183</text:p>
          </table:table-cell>
          <table:table-cell office:value-type="float" office:value="9.00891638133" calcext:value-type="float">
            <text:p>9,00891638133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15124248868" calcext:value-type="float">
            <text:p>2,15124248868</text:p>
          </table:table-cell>
          <table:table-cell office:value-type="float" office:value="11.5595131425" calcext:value-type="float">
            <text:p>11,5595131425</text:p>
          </table:table-cell>
          <table:table-cell office:value-type="float" office:value="2.31862110829" calcext:value-type="float">
            <text:p>2,31862110829</text:p>
          </table:table-cell>
          <table:table-cell office:value-type="float" office:value="9.76505459239" calcext:value-type="float">
            <text:p>9,76505459239</text:p>
          </table:table-cell>
          <table:table-cell office:value-type="float" office:value="2.13992876717" calcext:value-type="float">
            <text:p>2,13992876717</text:p>
          </table:table-cell>
          <table:table-cell office:value-type="float" office:value="10.6105320833" calcext:value-type="float">
            <text:p>10,6105320833</text:p>
          </table:table-cell>
          <table:table-cell office:value-type="float" office:value="2.22472328682" calcext:value-type="float">
            <text:p>2,22472328682</text:p>
          </table:table-cell>
          <table:table-cell office:value-type="float" office:value="9.00214073094" calcext:value-type="float">
            <text:p>9,00214073094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8-10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10-8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8-5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8-3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4562554863" calcext:value-type="float">
            <text:p>9,94562554863</text:p>
          </table:table-cell>
          <table:table-cell office:value-type="float" office:value="15.6560240955" calcext:value-type="float">
            <text:p>15,6560240955</text:p>
          </table:table-cell>
          <table:table-cell office:value-type="float" office:value="9.54961462089" calcext:value-type="float">
            <text:p>9,54961462089</text:p>
          </table:table-cell>
          <table:table-cell office:value-type="float" office:value="15.3084815756" calcext:value-type="float">
            <text:p>15,3084815756</text:p>
          </table:table-cell>
          <table:table-cell office:value-type="float" office:value="9.86054959995" calcext:value-type="float">
            <text:p>9,86054959995</text:p>
          </table:table-cell>
          <table:table-cell office:value-type="float" office:value="15.9608253659" calcext:value-type="float">
            <text:p>15,9608253659</text:p>
          </table:table-cell>
          <table:table-cell office:value-type="float" office:value="9.92551249578" calcext:value-type="float">
            <text:p>9,92551249578</text:p>
          </table:table-cell>
          <table:table-cell office:value-type="float" office:value="15.2678213353" calcext:value-type="float">
            <text:p>15,2678213353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8168754191" calcext:value-type="float">
            <text:p>1,58168754191</text:p>
          </table:table-cell>
          <table:table-cell office:value-type="float" office:value="13.2780858476" calcext:value-type="float">
            <text:p>13,2780858476</text:p>
          </table:table-cell>
          <table:table-cell office:value-type="float" office:value="1.47210006216" calcext:value-type="float">
            <text:p>1,47210006216</text:p>
          </table:table-cell>
          <table:table-cell office:value-type="float" office:value="12.7728644824" calcext:value-type="float">
            <text:p>12,7728644824</text:p>
          </table:table-cell>
          <table:table-cell office:value-type="float" office:value="1.49915969055" calcext:value-type="float">
            <text:p>1,49915969055</text:p>
          </table:table-cell>
          <table:table-cell office:value-type="float" office:value="12.6966941615" calcext:value-type="float">
            <text:p>12,6966941615</text:p>
          </table:table-cell>
          <table:table-cell office:value-type="float" office:value="1.83698099681" calcext:value-type="float">
            <text:p>1,83698099681</text:p>
          </table:table-cell>
          <table:table-cell office:value-type="float" office:value="12.5514304028" calcext:value-type="float">
            <text:p>12,5514304028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2813861284" calcext:value-type="float">
            <text:p>1,12813861284</text:p>
          </table:table-cell>
          <table:table-cell office:value-type="float" office:value="10.8834350635" calcext:value-type="float">
            <text:p>10,8834350635</text:p>
          </table:table-cell>
          <table:table-cell office:value-type="float" office:value="1.04963599342" calcext:value-type="float">
            <text:p>1,04963599342</text:p>
          </table:table-cell>
          <table:table-cell office:value-type="float" office:value="8.32784197563" calcext:value-type="float">
            <text:p>8,32784197563</text:p>
          </table:table-cell>
          <table:table-cell office:value-type="float" office:value="1.26675720208" calcext:value-type="float">
            <text:p>1,26675720208</text:p>
          </table:table-cell>
          <table:table-cell office:value-type="float" office:value="10.5672180806" calcext:value-type="float">
            <text:p>10,5672180806</text:p>
          </table:table-cell>
          <table:table-cell office:value-type="float" office:value="1.08920603672" calcext:value-type="float">
            <text:p>1,08920603672</text:p>
          </table:table-cell>
          <table:table-cell office:value-type="float" office:value="8.52133000263" calcext:value-type="float">
            <text:p>8,52133000263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99836165331" calcext:value-type="float">
            <text:p>0,999836165331</text:p>
          </table:table-cell>
          <table:table-cell office:value-type="float" office:value="9.36115955954" calcext:value-type="float">
            <text:p>9,36115955954</text:p>
          </table:table-cell>
          <table:table-cell office:value-type="float" office:value="0.957890603598" calcext:value-type="float">
            <text:p>0,957890603598</text:p>
          </table:table-cell>
          <table:table-cell office:value-type="float" office:value="6.51320693968" calcext:value-type="float">
            <text:p>6,51320693968</text:p>
          </table:table-cell>
          <table:table-cell office:value-type="float" office:value="1.14215880162" calcext:value-type="float">
            <text:p>1,14215880162</text:p>
          </table:table-cell>
          <table:table-cell office:value-type="float" office:value="7.46276129537" calcext:value-type="float">
            <text:p>7,46276129537</text:p>
          </table:table-cell>
          <table:table-cell office:value-type="float" office:value="0.936451440384" calcext:value-type="float">
            <text:p>0,936451440384</text:p>
          </table:table-cell>
          <table:table-cell office:value-type="float" office:value="7.56129847032" calcext:value-type="float">
            <text:p>7,56129847032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90643815605" calcext:value-type="float">
            <text:p>0,990643815605</text:p>
          </table:table-cell>
          <table:table-cell office:value-type="float" office:value="9.22807477956" calcext:value-type="float">
            <text:p>9,22807477956</text:p>
          </table:table-cell>
          <table:table-cell office:value-type="float" office:value="0.899286114826" calcext:value-type="float">
            <text:p>0,899286114826</text:p>
          </table:table-cell>
          <table:table-cell office:value-type="float" office:value="6.15389229168" calcext:value-type="float">
            <text:p>6,15389229168</text:p>
          </table:table-cell>
          <table:table-cell office:value-type="float" office:value="1.00254214973" calcext:value-type="float">
            <text:p>1,00254214973</text:p>
          </table:table-cell>
          <table:table-cell office:value-type="float" office:value="6.91998669168" calcext:value-type="float">
            <text:p>6,91998669168</text:p>
          </table:table-cell>
          <table:table-cell office:value-type="float" office:value="0.842632700118" calcext:value-type="float">
            <text:p>0,842632700118</text:p>
          </table:table-cell>
          <table:table-cell office:value-type="float" office:value="6.67294501378" calcext:value-type="float">
            <text:p>6,67294501378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67387532519" calcext:value-type="float">
            <text:p>0,967387532519</text:p>
          </table:table-cell>
          <table:table-cell office:value-type="float" office:value="9.77081122892" calcext:value-type="float">
            <text:p>9,77081122892</text:p>
          </table:table-cell>
          <table:table-cell office:value-type="float" office:value="0.842747734079" calcext:value-type="float">
            <text:p>0,842747734079</text:p>
          </table:table-cell>
          <table:table-cell office:value-type="float" office:value="5.83343711853" calcext:value-type="float">
            <text:p>5,83343711853</text:p>
          </table:table-cell>
          <table:table-cell office:value-type="float" office:value="0.910496253739" calcext:value-type="float">
            <text:p>0,910496253739</text:p>
          </table:table-cell>
          <table:table-cell office:value-type="float" office:value="6.07379385312" calcext:value-type="float">
            <text:p>6,07379385312</text:p>
          </table:table-cell>
          <table:table-cell office:value-type="float" office:value="0.800233962789" calcext:value-type="float">
            <text:p>0,800233962789</text:p>
          </table:table-cell>
          <table:table-cell office:value-type="float" office:value="6.14819399336" calcext:value-type="float">
            <text:p>6,14819399336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14775877587" calcext:value-type="float">
            <text:p>0,914775877587</text:p>
          </table:table-cell>
          <table:table-cell office:value-type="float" office:value="9.05676737541" calcext:value-type="float">
            <text:p>9,05676737541</text:p>
          </table:table-cell>
          <table:table-cell office:value-type="float" office:value="0.796140448915" calcext:value-type="float">
            <text:p>0,796140448915</text:p>
          </table:table-cell>
          <table:table-cell office:value-type="float" office:value="5.71684214711" calcext:value-type="float">
            <text:p>5,71684214711</text:p>
          </table:table-cell>
          <table:table-cell office:value-type="float" office:value="0.861554625153" calcext:value-type="float">
            <text:p>0,861554625153</text:p>
          </table:table-cell>
          <table:table-cell office:value-type="float" office:value="5.72359017604" calcext:value-type="float">
            <text:p>5,72359017604</text:p>
          </table:table-cell>
          <table:table-cell office:value-type="float" office:value="0.775298801173" calcext:value-type="float">
            <text:p>0,775298801173</text:p>
          </table:table-cell>
          <table:table-cell office:value-type="float" office:value="5.90521693698" calcext:value-type="float">
            <text:p>5,90521693698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876632104799" calcext:value-type="float">
            <text:p>0,876632104799</text:p>
          </table:table-cell>
          <table:table-cell office:value-type="float" office:value="7.91694114979" calcext:value-type="float">
            <text:p>7,91694114979</text:p>
          </table:table-cell>
          <table:table-cell office:value-type="float" office:value="0.773435493901" calcext:value-type="float">
            <text:p>0,773435493901</text:p>
          </table:table-cell>
          <table:table-cell office:value-type="float" office:value="5.39454357505" calcext:value-type="float">
            <text:p>5,39454357505</text:p>
          </table:table-cell>
          <table:table-cell office:value-type="float" office:value="0.838762290179" calcext:value-type="float">
            <text:p>0,838762290179</text:p>
          </table:table-cell>
          <table:table-cell office:value-type="float" office:value="5.46893230265" calcext:value-type="float">
            <text:p>5,46893230265</text:p>
          </table:table-cell>
          <table:table-cell office:value-type="float" office:value="0.754910342824" calcext:value-type="float">
            <text:p>0,754910342824</text:p>
          </table:table-cell>
          <table:table-cell office:value-type="float" office:value="5.82654631446" calcext:value-type="float">
            <text:p>5,82654631446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854298231038" calcext:value-type="float">
            <text:p>0,854298231038</text:p>
          </table:table-cell>
          <table:table-cell office:value-type="float" office:value="6.29218912621" calcext:value-type="float">
            <text:p>6,29218912621</text:p>
          </table:table-cell>
          <table:table-cell office:value-type="float" office:value="0.760122191295" calcext:value-type="float">
            <text:p>0,760122191295</text:p>
          </table:table-cell>
          <table:table-cell office:value-type="float" office:value="5.29003192683" calcext:value-type="float">
            <text:p>5,29003192683</text:p>
          </table:table-cell>
          <table:table-cell office:value-type="float" office:value="0.824772640343" calcext:value-type="float">
            <text:p>0,824772640343</text:p>
          </table:table-cell>
          <table:table-cell office:value-type="float" office:value="5.39775657911" calcext:value-type="float">
            <text:p>5,39775657911</text:p>
          </table:table-cell>
          <table:table-cell office:value-type="float" office:value="0.743851599973" calcext:value-type="float">
            <text:p>0,743851599973</text:p>
          </table:table-cell>
          <table:table-cell office:value-type="float" office:value="5.89672475032" calcext:value-type="float">
            <text:p>5,89672475032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829741586166" calcext:value-type="float">
            <text:p>0,829741586166</text:p>
          </table:table-cell>
          <table:table-cell office:value-type="float" office:value="6.04123776721" calcext:value-type="float">
            <text:p>6,04123776721</text:p>
          </table:table-cell>
          <table:table-cell office:value-type="float" office:value="0.750903497051" calcext:value-type="float">
            <text:p>0,750903497051</text:p>
          </table:table-cell>
          <table:table-cell office:value-type="float" office:value="5.25660778451" calcext:value-type="float">
            <text:p>5,25660778451</text:p>
          </table:table-cell>
          <table:table-cell office:value-type="float" office:value="0.8162667089" calcext:value-type="float">
            <text:p>0,8162667089</text:p>
          </table:table-cell>
          <table:table-cell office:value-type="float" office:value="5.42490456666" calcext:value-type="float">
            <text:p>5,42490456666</text:p>
          </table:table-cell>
          <table:table-cell office:value-type="float" office:value="0.733635535774" calcext:value-type="float">
            <text:p>0,733635535774</text:p>
          </table:table-cell>
          <table:table-cell office:value-type="float" office:value="5.98377032527" calcext:value-type="float">
            <text:p>5,98377032527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5-3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3-8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8-5-3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10-5-3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526572602" calcext:value-type="float">
            <text:p>11,6526572602</text:p>
          </table:table-cell>
          <table:table-cell office:value-type="float" office:value="15.6758465651" calcext:value-type="float">
            <text:p>15,6758465651</text:p>
          </table:table-cell>
          <table:table-cell office:value-type="float" office:value="10.6630869672" calcext:value-type="float">
            <text:p>10,6630869672</text:p>
          </table:table-cell>
          <table:table-cell office:value-type="float" office:value="15.3347651065" calcext:value-type="float">
            <text:p>15,3347651065</text:p>
          </table:table-cell>
          <table:table-cell office:value-type="float" office:value="13.0870216015" calcext:value-type="float">
            <text:p>13,0870216015</text:p>
          </table:table-cell>
          <table:table-cell office:value-type="float" office:value="15.7494910678" calcext:value-type="float">
            <text:p>15,7494910678</text:p>
          </table:table-cell>
          <table:table-cell office:value-type="float" office:value="12.131240789" calcext:value-type="float">
            <text:p>12,131240789</text:p>
          </table:table-cell>
          <table:table-cell office:value-type="float" office:value="15.762292897" calcext:value-type="float">
            <text:p>15,762292897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67498218496" calcext:value-type="float">
            <text:p>1,67498218496</text:p>
          </table:table-cell>
          <table:table-cell office:value-type="float" office:value="13.6630805723" calcext:value-type="float">
            <text:p>13,6630805723</text:p>
          </table:table-cell>
          <table:table-cell office:value-type="float" office:value="1.6881696788" calcext:value-type="float">
            <text:p>1,6881696788</text:p>
          </table:table-cell>
          <table:table-cell office:value-type="float" office:value="11.69582874" calcext:value-type="float">
            <text:p>11,69582874</text:p>
          </table:table-cell>
          <table:table-cell office:value-type="float" office:value="1.38519800942" calcext:value-type="float">
            <text:p>1,38519800942</text:p>
          </table:table-cell>
          <table:table-cell office:value-type="float" office:value="9.03671609348" calcext:value-type="float">
            <text:p>9,03671609348</text:p>
          </table:table-cell>
          <table:table-cell office:value-type="float" office:value="1.52503087202" calcext:value-type="float">
            <text:p>1,52503087202</text:p>
          </table:table-cell>
          <table:table-cell office:value-type="float" office:value="7.47002250423" calcext:value-type="float">
            <text:p>7,47002250423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2043815233" calcext:value-type="float">
            <text:p>1,12043815233</text:p>
          </table:table-cell>
          <table:table-cell office:value-type="float" office:value="8.0477310423" calcext:value-type="float">
            <text:p>8,0477310423</text:p>
          </table:table-cell>
          <table:table-cell office:value-type="float" office:value="1.62587696947" calcext:value-type="float">
            <text:p>1,62587696947</text:p>
          </table:table-cell>
          <table:table-cell office:value-type="float" office:value="12.4406554916" calcext:value-type="float">
            <text:p>12,4406554916</text:p>
          </table:table-cell>
          <table:table-cell office:value-type="float" office:value="1.23053045626" calcext:value-type="float">
            <text:p>1,23053045626</text:p>
          </table:table-cell>
          <table:table-cell office:value-type="float" office:value="7.51391725203" calcext:value-type="float">
            <text:p>7,51391725203</text:p>
          </table:table-cell>
          <table:table-cell office:value-type="float" office:value="1.02356672243" calcext:value-type="float">
            <text:p>1,02356672243</text:p>
          </table:table-cell>
          <table:table-cell office:value-type="float" office:value="7.62429307379" calcext:value-type="float">
            <text:p>7,62429307379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59255109372" calcext:value-type="float">
            <text:p>0,959255109372</text:p>
          </table:table-cell>
          <table:table-cell office:value-type="float" office:value="6.99629860063" calcext:value-type="float">
            <text:p>6,99629860063</text:p>
          </table:table-cell>
          <table:table-cell office:value-type="float" office:value="1.58220987411" calcext:value-type="float">
            <text:p>1,58220987411</text:p>
          </table:table-cell>
          <table:table-cell office:value-type="float" office:value="12.3138185389" calcext:value-type="float">
            <text:p>12,3138185389</text:p>
          </table:table-cell>
          <table:table-cell office:value-type="float" office:value="0.770894692034" calcext:value-type="float">
            <text:p>0,770894692034</text:p>
          </table:table-cell>
          <table:table-cell office:value-type="float" office:value="5.60882121542" calcext:value-type="float">
            <text:p>5,60882121542</text:p>
          </table:table-cell>
          <table:table-cell office:value-type="float" office:value="0.830546058809" calcext:value-type="float">
            <text:p>0,830546058809</text:p>
          </table:table-cell>
          <table:table-cell office:value-type="float" office:value="4.69462776527" calcext:value-type="float">
            <text:p>4,69462776527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76252663419" calcext:value-type="float">
            <text:p>0,876252663419</text:p>
          </table:table-cell>
          <table:table-cell office:value-type="float" office:value="6.20818319216" calcext:value-type="float">
            <text:p>6,20818319216</text:p>
          </table:table-cell>
          <table:table-cell office:value-type="float" office:value="1.5546592119" calcext:value-type="float">
            <text:p>1,5546592119</text:p>
          </table:table-cell>
          <table:table-cell office:value-type="float" office:value="12.2123097297" calcext:value-type="float">
            <text:p>12,2123097297</text:p>
          </table:table-cell>
          <table:table-cell office:value-type="float" office:value="0.711682255606" calcext:value-type="float">
            <text:p>0,711682255606</text:p>
          </table:table-cell>
          <table:table-cell office:value-type="float" office:value="4.96519499788" calcext:value-type="float">
            <text:p>4,96519499788</text:p>
          </table:table-cell>
          <table:table-cell office:value-type="float" office:value="0.771256890435" calcext:value-type="float">
            <text:p>0,771256890435</text:p>
          </table:table-cell>
          <table:table-cell office:value-type="float" office:value="4.43365586099" calcext:value-type="float">
            <text:p>4,43365586099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42512410556" calcext:value-type="float">
            <text:p>0,842512410556</text:p>
          </table:table-cell>
          <table:table-cell office:value-type="float" office:value="5.5436602946" calcext:value-type="float">
            <text:p>5,5436602946</text:p>
          </table:table-cell>
          <table:table-cell office:value-type="float" office:value="1.53812671197" calcext:value-type="float">
            <text:p>1,53812671197</text:p>
          </table:table-cell>
          <table:table-cell office:value-type="float" office:value="12.1291460136" calcext:value-type="float">
            <text:p>12,1291460136</text:p>
          </table:table-cell>
          <table:table-cell office:value-type="float" office:value="0.692843524951" calcext:value-type="float">
            <text:p>0,692843524951</text:p>
          </table:table-cell>
          <table:table-cell office:value-type="float" office:value="4.82385255018" calcext:value-type="float">
            <text:p>4,82385255018</text:p>
          </table:table-cell>
          <table:table-cell office:value-type="float" office:value="0.746682029367" calcext:value-type="float">
            <text:p>0,746682029367</text:p>
          </table:table-cell>
          <table:table-cell office:value-type="float" office:value="4.25399393079" calcext:value-type="float">
            <text:p>4,25399393079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21280609547" calcext:value-type="float">
            <text:p>0,821280609547</text:p>
          </table:table-cell>
          <table:table-cell office:value-type="float" office:value="5.19590877026" calcext:value-type="float">
            <text:p>5,19590877026</text:p>
          </table:table-cell>
          <table:table-cell office:value-type="float" office:value="1.52751814725" calcext:value-type="float">
            <text:p>1,52751814725</text:p>
          </table:table-cell>
          <table:table-cell office:value-type="float" office:value="12.0378169162" calcext:value-type="float">
            <text:p>12,0378169162</text:p>
          </table:table-cell>
          <table:table-cell office:value-type="float" office:value="0.683694196946" calcext:value-type="float">
            <text:p>0,683694196946</text:p>
          </table:table-cell>
          <table:table-cell office:value-type="float" office:value="4.82347409788" calcext:value-type="float">
            <text:p>4,82347409788</text:p>
          </table:table-cell>
          <table:table-cell office:value-type="float" office:value="0.729770354074" calcext:value-type="float">
            <text:p>0,729770354074</text:p>
          </table:table-cell>
          <table:table-cell office:value-type="float" office:value="4.40328449519" calcext:value-type="float">
            <text:p>4,40328449519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806242677127" calcext:value-type="float">
            <text:p>0,806242677127</text:p>
          </table:table-cell>
          <table:table-cell office:value-type="float" office:value="5.00803668392" calcext:value-type="float">
            <text:p>5,00803668392</text:p>
          </table:table-cell>
          <table:table-cell office:value-type="float" office:value="1.52026624589" calcext:value-type="float">
            <text:p>1,52026624589</text:p>
          </table:table-cell>
          <table:table-cell office:value-type="float" office:value="11.9443246995" calcext:value-type="float">
            <text:p>11,9443246995</text:p>
          </table:table-cell>
          <table:table-cell office:value-type="float" office:value="0.665297785617" calcext:value-type="float">
            <text:p>0,665297785617</text:p>
          </table:table-cell>
          <table:table-cell office:value-type="float" office:value="4.86220386085" calcext:value-type="float">
            <text:p>4,86220386085</text:p>
          </table:table-cell>
          <table:table-cell office:value-type="float" office:value="0.719269852614" calcext:value-type="float">
            <text:p>0,719269852614</text:p>
          </table:table-cell>
          <table:table-cell office:value-type="float" office:value="4.64400877706" calcext:value-type="float">
            <text:p>4,64400877706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95286168358" calcext:value-type="float">
            <text:p>0,795286168358</text:p>
          </table:table-cell>
          <table:table-cell office:value-type="float" office:value="4.89189796237" calcext:value-type="float">
            <text:p>4,89189796237</text:p>
          </table:table-cell>
          <table:table-cell office:value-type="float" office:value="1.51593869733" calcext:value-type="float">
            <text:p>1,51593869733</text:p>
          </table:table-cell>
          <table:table-cell office:value-type="float" office:value="11.8420462854" calcext:value-type="float">
            <text:p>11,8420462854</text:p>
          </table:table-cell>
          <table:table-cell office:value-type="float" office:value="0.656592817635" calcext:value-type="float">
            <text:p>0,656592817635</text:p>
          </table:table-cell>
          <table:table-cell office:value-type="float" office:value="4.79180949999" calcext:value-type="float">
            <text:p>4,79180949999</text:p>
          </table:table-cell>
          <table:table-cell office:value-type="float" office:value="0.699697122458" calcext:value-type="float">
            <text:p>0,699697122458</text:p>
          </table:table-cell>
          <table:table-cell office:value-type="float" office:value="5.00105926972" calcext:value-type="float">
            <text:p>5,00105926972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87063592214" calcext:value-type="float">
            <text:p>0,787063592214</text:p>
          </table:table-cell>
          <table:table-cell office:value-type="float" office:value="4.81051414597" calcext:value-type="float">
            <text:p>4,81051414597</text:p>
          </table:table-cell>
          <table:table-cell office:value-type="float" office:value="1.51673528776" calcext:value-type="float">
            <text:p>1,51673528776</text:p>
          </table:table-cell>
          <table:table-cell office:value-type="float" office:value="11.7145491127" calcext:value-type="float">
            <text:p>11,7145491127</text:p>
          </table:table-cell>
          <table:table-cell office:value-type="float" office:value="0.650611676432" calcext:value-type="float">
            <text:p>0,650611676432</text:p>
          </table:table-cell>
          <table:table-cell office:value-type="float" office:value="4.7267512281" calcext:value-type="float">
            <text:p>4,7267512281</text:p>
          </table:table-cell>
          <table:table-cell office:value-type="float" office:value="0.689828310407" calcext:value-type="float">
            <text:p>0,689828310407</text:p>
          </table:table-cell>
          <table:table-cell office:value-type="float" office:value="5.03240504492" calcext:value-type="float">
            <text:p>5,03240504492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5-10-3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3-5-8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8-5-5-3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Validation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1716162927" calcext:value-type="float">
            <text:p>13,1716162927</text:p>
          </table:table-cell>
          <table:table-cell office:value-type="float" office:value="16.7505173922" calcext:value-type="float">
            <text:p>16,7505173922</text:p>
          </table:table-cell>
          <table:table-cell office:value-type="float" office:value="12.7160195466" calcext:value-type="float">
            <text:p>12,7160195466</text:p>
          </table:table-cell>
          <table:table-cell office:value-type="float" office:value="16.3565947657" calcext:value-type="float">
            <text:p>16,3565947657</text:p>
          </table:table-cell>
          <table:table-cell office:value-type="float" office:value="21.7958269607" calcext:value-type="float">
            <text:p>21,7958269607</text:p>
          </table:table-cell>
          <table:table-cell office:value-type="float" office:value="17.0031423286" calcext:value-type="float">
            <text:p>17,0031423286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1890767142" calcext:value-type="float">
            <text:p>1,01890767142</text:p>
          </table:table-cell>
          <table:table-cell office:value-type="float" office:value="6.25149563621" calcext:value-type="float">
            <text:p>6,25149563621</text:p>
          </table:table-cell>
          <table:table-cell office:value-type="float" office:value="1.60466106205" calcext:value-type="float">
            <text:p>1,60466106205</text:p>
          </table:table-cell>
          <table:table-cell office:value-type="float" office:value="9.21207128559" calcext:value-type="float">
            <text:p>9,21207128559</text:p>
          </table:table-cell>
          <table:table-cell office:value-type="float" office:value="1.87283272998" calcext:value-type="float">
            <text:p>1,87283272998</text:p>
          </table:table-cell>
          <table:table-cell office:value-type="float" office:value="8.65600609851" calcext:value-type="float">
            <text:p>8,65600609851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09084928003" calcext:value-type="float">
            <text:p>0,809084928003</text:p>
          </table:table-cell>
          <table:table-cell office:value-type="float" office:value="4.95678622361" calcext:value-type="float">
            <text:p>4,95678622361</text:p>
          </table:table-cell>
          <table:table-cell office:value-type="float" office:value="1.41210690684" calcext:value-type="float">
            <text:p>1,41210690684</text:p>
          </table:table-cell>
          <table:table-cell office:value-type="float" office:value="8.35657421803" calcext:value-type="float">
            <text:p>8,35657421803</text:p>
          </table:table-cell>
          <table:table-cell office:value-type="float" office:value="1.72996804629" calcext:value-type="float">
            <text:p>1,72996804629</text:p>
          </table:table-cell>
          <table:table-cell office:value-type="float" office:value="10.4314029466" calcext:value-type="float">
            <text:p>10,4314029466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74044523089" calcext:value-type="float">
            <text:p>0,774044523089</text:p>
          </table:table-cell>
          <table:table-cell office:value-type="float" office:value="4.81844803196" calcext:value-type="float">
            <text:p>4,81844803196</text:p>
          </table:table-cell>
          <table:table-cell office:value-type="float" office:value="1.22969986696" calcext:value-type="float">
            <text:p>1,22969986696</text:p>
          </table:table-cell>
          <table:table-cell office:value-type="float" office:value="8.05351734922" calcext:value-type="float">
            <text:p>8,05351734922</text:p>
          </table:table-cell>
          <table:table-cell office:value-type="float" office:value="1.49137103655" calcext:value-type="float">
            <text:p>1,49137103655</text:p>
          </table:table-cell>
          <table:table-cell office:value-type="float" office:value="8.57282388125" calcext:value-type="float">
            <text:p>8,57282388125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52630626779" calcext:value-type="float">
            <text:p>0,752630626779</text:p>
          </table:table-cell>
          <table:table-cell office:value-type="float" office:value="4.87903689772" calcext:value-type="float">
            <text:p>4,87903689772</text:p>
          </table:table-cell>
          <table:table-cell office:value-type="float" office:value="1.15792051739" calcext:value-type="float">
            <text:p>1,15792051739</text:p>
          </table:table-cell>
          <table:table-cell office:value-type="float" office:value="7.61728090569" calcext:value-type="float">
            <text:p>7,61728090569</text:p>
          </table:table-cell>
          <table:table-cell office:value-type="float" office:value="0.882561482519" calcext:value-type="float">
            <text:p>0,882561482519</text:p>
          </table:table-cell>
          <table:table-cell office:value-type="float" office:value="7.99164636894" calcext:value-type="float">
            <text:p>7,99164636894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37798672038" calcext:value-type="float">
            <text:p>0,737798672038</text:p>
          </table:table-cell>
          <table:table-cell office:value-type="float" office:value="4.89730208626" calcext:value-type="float">
            <text:p>4,89730208626</text:p>
          </table:table-cell>
          <table:table-cell office:value-type="float" office:value="1.18009045812" calcext:value-type="float">
            <text:p>1,18009045812</text:p>
          </table:table-cell>
          <table:table-cell office:value-type="float" office:value="7.32857337732" calcext:value-type="float">
            <text:p>7,32857337732</text:p>
          </table:table-cell>
          <table:table-cell office:value-type="float" office:value="0.758091769696" calcext:value-type="float">
            <text:p>0,758091769696</text:p>
          </table:table-cell>
          <table:table-cell office:value-type="float" office:value="6.06739019606" calcext:value-type="float">
            <text:p>6,06739019606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34481036225" calcext:value-type="float">
            <text:p>0,734481036225</text:p>
          </table:table-cell>
          <table:table-cell office:value-type="float" office:value="5.01013620617" calcext:value-type="float">
            <text:p>5,01013620617</text:p>
          </table:table-cell>
          <table:table-cell office:value-type="float" office:value="1.12013450429" calcext:value-type="float">
            <text:p>1,12013450429</text:p>
          </table:table-cell>
          <table:table-cell office:value-type="float" office:value="7.46805457326" calcext:value-type="float">
            <text:p>7,46805457326</text:p>
          </table:table-cell>
          <table:table-cell office:value-type="float" office:value="0.704175813224" calcext:value-type="float">
            <text:p>0,704175813224</text:p>
          </table:table-cell>
          <table:table-cell office:value-type="float" office:value="5.11366877325" calcext:value-type="float">
            <text:p>5,11366877325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760192324663" calcext:value-type="float">
            <text:p>0,760192324663</text:p>
          </table:table-cell>
          <table:table-cell office:value-type="float" office:value="4.94045389445" calcext:value-type="float">
            <text:p>4,94045389445</text:p>
          </table:table-cell>
          <table:table-cell office:value-type="float" office:value="1.123379262" calcext:value-type="float">
            <text:p>1,123379262</text:p>
          </table:table-cell>
          <table:table-cell office:value-type="float" office:value="7.56736645512" calcext:value-type="float">
            <text:p>7,56736645512</text:p>
          </table:table-cell>
          <table:table-cell office:value-type="float" office:value="0.675215907693" calcext:value-type="float">
            <text:p>0,675215907693</text:p>
          </table:table-cell>
          <table:table-cell office:value-type="float" office:value="4.75618854874" calcext:value-type="float">
            <text:p>4,75618854874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45194967147" calcext:value-type="float">
            <text:p>0,745194967147</text:p>
          </table:table-cell>
          <table:table-cell office:value-type="float" office:value="5.01043546544" calcext:value-type="float">
            <text:p>5,01043546544</text:p>
          </table:table-cell>
          <table:table-cell office:value-type="float" office:value="1.11383587327" calcext:value-type="float">
            <text:p>1,11383587327</text:p>
          </table:table-cell>
          <table:table-cell office:value-type="float" office:value="7.57626356382" calcext:value-type="float">
            <text:p>7,57626356382</text:p>
          </table:table-cell>
          <table:table-cell office:value-type="float" office:value="0.654675728026" calcext:value-type="float">
            <text:p>0,654675728026</text:p>
          </table:table-cell>
          <table:table-cell office:value-type="float" office:value="4.47693842848" calcext:value-type="float">
            <text:p>4,47693842848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33238009193" calcext:value-type="float">
            <text:p>0,733238009193</text:p>
          </table:table-cell>
          <table:table-cell office:value-type="float" office:value="5.0328414555" calcext:value-type="float">
            <text:p>5,0328414555</text:p>
          </table:table-cell>
          <table:table-cell office:value-type="float" office:value="1.10531070506" calcext:value-type="float">
            <text:p>1,10531070506</text:p>
          </table:table-cell>
          <table:table-cell office:value-type="float" office:value="7.46938166287" calcext:value-type="float">
            <text:p>7,46938166287</text:p>
          </table:table-cell>
          <table:table-cell table:style-name="ce6" office:value-type="float" office:value="0.636682785275" calcext:value-type="float">
            <text:p>0,636682785275</text:p>
          </table:table-cell>
          <table:table-cell table:style-name="ce6" office:value-type="float" office:value="4.1414693335" calcext:value-type="float">
            <text:p>4,141469333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5:32:00.416382527</meta:creation-date>
    <dc:date>2018-05-20T19:26:58.719486117</dc:date>
    <meta:editing-duration>PT32M</meta:editing-duration>
    <meta:editing-cycles>4</meta:editing-cycles>
    <meta:generator>LibreOffice/6.0.3.2$Linux_X86_64 LibreOffice_project/00m0$Build-2</meta:generator>
    <meta:document-statistic meta:table-count="1" meta:cell-count="982" meta:object-count="0"/>
  </office:meta>
</office:document-meta>
</file>